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1.761cm"/>
    </style:style>
    <style:style style:name="co3" style:family="table-column">
      <style:table-column-properties fo:break-before="auto" style:column-width="9.811cm"/>
    </style:style>
    <style:style style:name="co4" style:family="table-column">
      <style:table-column-properties fo:break-before="auto" style:column-width="11.254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6"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de-sabbamitta</text:p>
          </table:table-cell>
          <table:table-cell office:value-type="string" calcext:value-type="string">
            <text:p>translation-en-sujato</text:p>
          </table:table-cell>
          <table:table-cell office:value-type="string" calcext:value-type="string">
            <text:p>translation-jpn-kaz</text:p>
          </table:table-cell>
          <table:table-cell office:value-type="string" calcext:value-type="string">
            <text:p>translation-pt-team</text:p>
          </table:table-cell>
          <table:table-cell office:value-type="string" calcext:value-type="string">
            <text:p>comment-en-sujato</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an3.70:0.1</text:p>
          </table:table-cell>
          <table:table-cell office:value-type="string" calcext:value-type="string">
            <text:p>Aṅguttara Nikāya 3 </text:p>
          </table:table-cell>
          <table:table-cell office:value-type="string" calcext:value-type="string">
            <text:p>Nummerierte Lehrreden 3 </text:p>
          </table:table-cell>
          <table:table-cell office:value-type="string" calcext:value-type="string">
            <text:p>Numbered Discourses 3 </text:p>
          </table:table-cell>
          <table:table-cell table:number-columns-repeated="3" office:value-type="string" calcext:value-type="string">
            <text:p/>
          </table:table-cell>
          <table:table-cell office:value-type="string" calcext:value-type="string">
            <text:p>&lt;article id='an3.70'&gt;&lt;header&gt;&lt;ul&gt;&lt;li class='division'&gt;{}&lt;/li&gt;</text:p>
          </table:table-cell>
          <table:table-cell table:number-columns-repeated="2"/>
        </table:table-row>
        <table:table-row table:style-name="ro1">
          <table:table-cell office:value-type="string" calcext:value-type="string">
            <text:p>an3.70:0.2</text:p>
          </table:table-cell>
          <table:table-cell office:value-type="string" calcext:value-type="string">
            <text:p>7. Mahāvagga </text:p>
          </table:table-cell>
          <table:table-cell office:value-type="string" calcext:value-type="string">
            <text:p>7. Das große Kapitel </text:p>
          </table:table-cell>
          <table:table-cell office:value-type="string" calcext:value-type="string">
            <text:p>7. The Great Chapter </text:p>
          </table:table-cell>
          <table:table-cell table:number-columns-repeated="3" office:value-type="string" calcext:value-type="string">
            <text:p/>
          </table:table-cell>
          <table:table-cell office:value-type="string" calcext:value-type="string">
            <text:p>&lt;li&gt;{}&lt;/li&gt;&lt;/ul&gt;</text:p>
          </table:table-cell>
          <table:table-cell table:number-columns-repeated="2"/>
        </table:table-row>
        <table:table-row table:style-name="ro1">
          <table:table-cell office:value-type="string" calcext:value-type="string">
            <text:p>an3.70:0.3</text:p>
          </table:table-cell>
          <table:table-cell office:value-type="string" calcext:value-type="string">
            <text:p>70. Uposathasutta </text:p>
          </table:table-cell>
          <table:table-cell office:value-type="string" calcext:value-type="string">
            <text:p>70. Besinnungstag </text:p>
          </table:table-cell>
          <table:table-cell office:value-type="string" calcext:value-type="string">
            <text:p>70. Sabbath </text:p>
          </table:table-cell>
          <table:table-cell table:number-columns-repeated="3" office:value-type="string" calcext:value-type="string">
            <text:p/>
          </table:table-cell>
          <table:table-cell office:value-type="string" calcext:value-type="string">
            <text:p>&lt;h1 class='sutta-title'&gt;{}&lt;/h1&gt;&lt;/header&gt;</text:p>
          </table:table-cell>
          <table:table-cell table:number-columns-repeated="2"/>
        </table:table-row>
        <table:table-row table:style-name="ro1">
          <table:table-cell office:value-type="string" calcext:value-type="string">
            <text:p>an3.70:1.1</text:p>
          </table:table-cell>
          <table:table-cell office:value-type="string" calcext:value-type="string">
            <text:p>Evaṁ me sutaṁ—</text:p>
          </table:table-cell>
          <table:table-cell office:value-type="string" calcext:value-type="string">
            <text:p>So habe ich es gehört. </text:p>
          </table:table-cell>
          <table:table-cell office:value-type="string" calcext:value-type="string">
            <text:p>So I have heard. </text:p>
          </table:table-cell>
          <table:table-cell table:number-columns-repeated="3" office:value-type="string" calcext:value-type="string">
            <text:p/>
          </table:table-cell>
          <table:table-cell office:value-type="string" calcext:value-type="string">
            <text:p>&lt;p&gt;&lt;span class='evam'&gt;{}&lt;/span&gt;</text:p>
          </table:table-cell>
          <table:table-cell office:value-type="string" calcext:value-type="string">
            <text:p>bj18.366, cck20.266, csp1ed15.206, csp2ed15.206, ms15A3_614, msdiv71, sc1</text:p>
          </table:table-cell>
          <table:table-cell/>
        </table:table-row>
        <table:table-row table:style-name="ro1">
          <table:table-cell office:value-type="string" calcext:value-type="string">
            <text:p>an3.70:1.2</text:p>
          </table:table-cell>
          <table:table-cell office:value-type="string" calcext:value-type="string">
            <text:p><text:s/>ekaṁ samayaṁ bhagavā sāvatthiyaṁ viharati pubbārāme migāramātupāsāde. </text:p>
          </table:table-cell>
          <table:table-cell office:value-type="string" calcext:value-type="string">
            <text:p>Einmal hielt sich der Buddha bei Sāvatthī im Ostkloster auf, dem Stelzen-Langhaus der Mutter Migāras. </text:p>
          </table:table-cell>
          <table:table-cell office:value-type="string" calcext:value-type="string">
            <text:p>At one time the Buddha was staying near Sāvatthī in the Eastern Monastery, the stilt longhouse of Migāra’s mother.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1.3</text:p>
          </table:table-cell>
          <table:table-cell office:value-type="string" calcext:value-type="string">
            <text:p>Atha kho visākhā migāramātā tadahuposathe yena bhagavā tenupasaṅkami; upasaṅkamitvā bhagavantaṁ abhivādetvā ekamantaṁ nisīdi. Ekamantaṁ nisinnaṁ kho visākhaṁ migāramātaraṁ bhagavā etadavoca: </text:p>
          </table:table-cell>
          <table:table-cell office:value-type="string" calcext:value-type="string">
            <text:p>Da ging Visākhā, die Mutter Migāras, zum Buddha, verbeugte sich und setzte sich zur Seite hin. Der Buddha sagte zu ihr: </text:p>
          </table:table-cell>
          <table:table-cell office:value-type="string" calcext:value-type="string">
            <text:p>Then Visākhā, Migāra’s mother, went up to the Buddha, bowed, and sat down to one side. The Buddha said to her,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1.4</text:p>
          </table:table-cell>
          <table:table-cell office:value-type="string" calcext:value-type="string">
            <text:p>“handa kuto nu tvaṁ, visākhe, āgacchasi divā divassā”ti? </text:p>
          </table:table-cell>
          <table:table-cell office:value-type="string" calcext:value-type="string">
            <text:p>„Nun, Visākhā, woher kommst du mitten am Tag?“ </text:p>
          </table:table-cell>
          <table:table-cell office:value-type="string" calcext:value-type="string">
            <text:p>“So, Visākhā, where are you coming from in the middle of the day?”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1.5</text:p>
          </table:table-cell>
          <table:table-cell office:value-type="string" calcext:value-type="string">
            <text:p>“Uposathāhaṁ, bhante, ajja upavasāmī”ti. </text:p>
          </table:table-cell>
          <table:table-cell office:value-type="string" calcext:value-type="string">
            <text:p>„Heute, Herr, halte ich den Besinnungstag ein.“ </text:p>
          </table:table-cell>
          <table:table-cell office:value-type="string" calcext:value-type="string">
            <text:p>“Today, sir, I’m observing the sabbath.” </text:p>
          </table:table-cell>
          <table:table-cell table:number-columns-repeated="3"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an3.70:2.1</text:p>
          </table:table-cell>
          <table:table-cell office:value-type="string" calcext:value-type="string">
            <text:p>“Tayo khome, visākhe, uposathā. </text:p>
          </table:table-cell>
          <table:table-cell office:value-type="string" calcext:value-type="string">
            <text:p>„Visākhā, es gibt diese drei Besinnungstage. </text:p>
          </table:table-cell>
          <table:table-cell office:value-type="string" calcext:value-type="string">
            <text:p>“There are, Visākhā, these three sabbath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263, ms15A3_615, pts-vp-pli1.206, sc2, sya20.264</text:p>
          </table:table-cell>
          <table:table-cell/>
        </table:table-row>
        <table:table-row table:style-name="ro1">
          <table:table-cell office:value-type="string" calcext:value-type="string">
            <text:p>an3.70:2.2</text:p>
          </table:table-cell>
          <table:table-cell office:value-type="string" calcext:value-type="string">
            <text:p>Katame tayo? </text:p>
          </table:table-cell>
          <table:table-cell office:value-type="string" calcext:value-type="string">
            <text:p>Welche drei? </text:p>
          </table:table-cell>
          <table:table-cell office:value-type="string" calcext:value-type="string">
            <text:p>What thre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3</text:p>
          </table:table-cell>
          <table:table-cell office:value-type="string" calcext:value-type="string">
            <text:p>Gopālakuposatho, nigaṇṭhuposatho, ariyuposatho. </text:p>
          </table:table-cell>
          <table:table-cell office:value-type="string" calcext:value-type="string">
            <text:p>Den Besinnungstag der Kuhhirten, den Besinnungstag der Jainas und den Besinnungstag der Edlen. </text:p>
          </table:table-cell>
          <table:table-cell office:value-type="string" calcext:value-type="string">
            <text:p>The sabbath of the cowherds, the sabbath of the Jains, and the sabbath of the noble ones.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2.4</text:p>
          </table:table-cell>
          <table:table-cell office:value-type="string" calcext:value-type="string">
            <text:p>Kathañca, visākhe, gopālakuposatho hoti? </text:p>
          </table:table-cell>
          <table:table-cell office:value-type="string" calcext:value-type="string">
            <text:p>Und was ist der Besinnungstag der Kuhhirten? </text:p>
          </table:table-cell>
          <table:table-cell office:value-type="string" calcext:value-type="string">
            <text:p>And what is the sabbath of the cowherds?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2.5</text:p>
          </table:table-cell>
          <table:table-cell office:value-type="string" calcext:value-type="string">
            <text:p>Seyyathāpi, visākhe, gopālako sāyanhasamaye sāmikānaṁ gāvo niyyātetvā iti paṭisañcikkhati: </text:p>
          </table:table-cell>
          <table:table-cell office:value-type="string" calcext:value-type="string">
            <text:p>Da bringt ein Kuhhirte am späten Nachmittag seine Kühe zu ihren Besitzern zurück. Er überlegt: </text:p>
          </table:table-cell>
          <table:table-cell office:value-type="string" calcext:value-type="string">
            <text:p>It’s just like a cowherd who, in the late afternoon, takes the cows back to their owners. They reflec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6</text:p>
          </table:table-cell>
          <table:table-cell office:value-type="string" calcext:value-type="string">
            <text:p>‘ajja kho gāvo amukasmiñca amukasmiñca padese cariṁsu, amukasmiñca amukasmiñca padese pānīyāni piviṁsu; </text:p>
          </table:table-cell>
          <table:table-cell office:value-type="string" calcext:value-type="string">
            <text:p>‚Heute haben die Kühe da und dort gegrast und da und dort getrunken. </text:p>
          </table:table-cell>
          <table:table-cell office:value-type="string" calcext:value-type="string">
            <text:p>‘Today the cows grazed in this place and that, and they drank in this place and tha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7</text:p>
          </table:table-cell>
          <table:table-cell office:value-type="string" calcext:value-type="string">
            <text:p>sve dāni gāvo amukasmiñca amukasmiñca padese carissanti, amukasmiñca amukasmiñca padese pānīyāni pivissantī’ti; </text:p>
          </table:table-cell>
          <table:table-cell office:value-type="string" calcext:value-type="string">
            <text:p>Morgen werden sie da und dort grasen und da und dort trinken.‘ </text:p>
          </table:table-cell>
          <table:table-cell office:value-type="string" calcext:value-type="string">
            <text:p>Tomorrow the cows will graze in this place and that, and drink in this place and tha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8</text:p>
          </table:table-cell>
          <table:table-cell office:value-type="string" calcext:value-type="string">
            <text:p>evamevaṁ kho, visākhe, idhekacco uposathiko iti paṭisañcikkhati: </text:p>
          </table:table-cell>
          <table:table-cell office:value-type="string" calcext:value-type="string">
            <text:p>Ebenso überlegt jemand, der den Besinnungstag einhält: </text:p>
          </table:table-cell>
          <table:table-cell office:value-type="string" calcext:value-type="string">
            <text:p>In the same way, someone keeping the sabbath reflect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9</text:p>
          </table:table-cell>
          <table:table-cell office:value-type="string" calcext:value-type="string">
            <text:p>‘ahaṁ khvajja idañcidañca khādanīyaṁ khādiṁ, idañcidañca bhojanīyaṁ bhuñjiṁ; </text:p>
          </table:table-cell>
          <table:table-cell office:value-type="string" calcext:value-type="string">
            <text:p>‚Heute habe ich dieses und jenes gegessen und hatte dieses und jenes Mahl. </text:p>
          </table:table-cell>
          <table:table-cell office:value-type="string" calcext:value-type="string">
            <text:p>‘Today I ate this and that, and had a meal of this and tha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10</text:p>
          </table:table-cell>
          <table:table-cell office:value-type="string" calcext:value-type="string">
            <text:p>sve dānāhaṁ idañcidañca khādanīyaṁ khādissāmi, idañcidañca bhojanīyaṁ bhuñjissāmī’ti. </text:p>
          </table:table-cell>
          <table:table-cell office:value-type="string" calcext:value-type="string">
            <text:p>Morgen werde ich dieses und jenes essen und dieses und jenes Mahl haben.‘ </text:p>
          </table:table-cell>
          <table:table-cell office:value-type="string" calcext:value-type="string">
            <text:p>Tomorrow I’ll eat this and that, and have a meal of this and tha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11</text:p>
          </table:table-cell>
          <table:table-cell office:value-type="string" calcext:value-type="string">
            <text:p>So tena abhijjhāsahagatena cetasā divasaṁ atināmeti. </text:p>
          </table:table-cell>
          <table:table-cell office:value-type="string" calcext:value-type="string">
            <text:p>Und so verbringt die Person den Tag mit einem Geist voller Begierde. </text:p>
          </table:table-cell>
          <table:table-cell office:value-type="string" calcext:value-type="string">
            <text:p>And so they spend their day with a mind full of covetousnes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12</text:p>
          </table:table-cell>
          <table:table-cell office:value-type="string" calcext:value-type="string">
            <text:p>Evaṁ kho, visākhe, gopālakuposatho hoti. </text:p>
          </table:table-cell>
          <table:table-cell office:value-type="string" calcext:value-type="string">
            <text:p>Das ist der Besinnungstag der Kuhhirten. </text:p>
          </table:table-cell>
          <table:table-cell office:value-type="string" calcext:value-type="string">
            <text:p>That’s the sabbath of the cowherd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13</text:p>
          </table:table-cell>
          <table:table-cell office:value-type="string" calcext:value-type="string">
            <text:p>Evaṁ upavuttho kho, visākhe, gopālakuposatho na mahapphalo hoti na mahānisaṁso na mahājutiko na mahāvipphāro. (1) </text:p>
          </table:table-cell>
          <table:table-cell office:value-type="string" calcext:value-type="string">
            <text:p>Wenn so der Besinnungstag der Kuhhirten eingehalten wird, ist das nicht sehr fruchtbar oder segensreich oder glänzend oder reichlich. </text:p>
          </table:table-cell>
          <table:table-cell office:value-type="string" calcext:value-type="string">
            <text:p>When the cowherd’s sabbath is observed like this it’s not very fruitful or beneficial or splendid or bountiful.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3.1</text:p>
          </table:table-cell>
          <table:table-cell office:value-type="string" calcext:value-type="string">
            <text:p>Kathañca, visākhe, nigaṇṭhuposatho hoti? </text:p>
          </table:table-cell>
          <table:table-cell office:value-type="string" calcext:value-type="string">
            <text:p>Und was ist der Besinnungstag der Jainas? </text:p>
          </table:table-cell>
          <table:table-cell office:value-type="string" calcext:value-type="string">
            <text:p>And what is the sabbath of the Jain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368, cck20.267, csp1ed15.207, csp2ed15.207, dr20.264, ms15A3_616, ndp16.191, sc3, sya20.265, vri35.236</text:p>
          </table:table-cell>
          <table:table-cell/>
        </table:table-row>
        <table:table-row table:style-name="ro1">
          <table:table-cell office:value-type="string" calcext:value-type="string">
            <text:p>an3.70:3.2</text:p>
          </table:table-cell>
          <table:table-cell office:value-type="string" calcext:value-type="string">
            <text:p>Atthi, visākhe, nigaṇṭhā nāma samaṇajātikā. </text:p>
          </table:table-cell>
          <table:table-cell office:value-type="string" calcext:value-type="string">
            <text:p>Es gibt eine Gruppe von Asketen, die sich die Jainas nennen. </text:p>
          </table:table-cell>
          <table:table-cell office:value-type="string" calcext:value-type="string">
            <text:p>There’s a kind of ascetic belonging to a group called the Jain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3</text:p>
          </table:table-cell>
          <table:table-cell office:value-type="string" calcext:value-type="string">
            <text:p>Te sāvakaṁ evaṁ samādapenti: </text:p>
          </table:table-cell>
          <table:table-cell office:value-type="string" calcext:value-type="string">
            <text:p>Sie ermuntern ihre Anhängerinnen: </text:p>
          </table:table-cell>
          <table:table-cell office:value-type="string" calcext:value-type="string">
            <text:p>They encourage their disciples: </text:p>
          </table:table-cell>
          <table:table-cell table:number-columns-repeated="2" office:value-type="string" calcext:value-type="string">
            <text:p/>
          </table:table-cell>
          <table:table-cell office:value-type="string" calcext:value-type="string">
            <text:p>Rendered as plural by BB. At SN55.12 the text is also singular, but at AN 10.176 there is a variant in plural. To me the plural reads better in English.</text:p>
          </table:table-cell>
          <table:table-cell office:value-type="string" calcext:value-type="string">
            <text:p>{}</text:p>
          </table:table-cell>
          <table:table-cell table:number-columns-repeated="2"/>
        </table:table-row>
        <table:table-row table:style-name="ro1">
          <table:table-cell office:value-type="string" calcext:value-type="string">
            <text:p>an3.70:3.4</text:p>
          </table:table-cell>
          <table:table-cell office:value-type="string" calcext:value-type="string">
            <text:p>‘ehi tvaṁ, ambho purisa, ye puratthimāya disāya pāṇā paraṁ yojanasataṁ tesu daṇḍaṁ nikkhipāhi; </text:p>
          </table:table-cell>
          <table:table-cell office:value-type="string" calcext:value-type="string">
            <text:p>‚Bitte, liebe Leute, verletzt keine lebenden Geschöpfe in einer Entfernung von über hundert Meilen nach Osten. </text:p>
          </table:table-cell>
          <table:table-cell office:value-type="string" calcext:value-type="string">
            <text:p>‘Please, good people, don’t hurt any living creatures more than a hundred leagues away to the eas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5</text:p>
          </table:table-cell>
          <table:table-cell office:value-type="string" calcext:value-type="string">
            <text:p>ye pacchimāya disāya pāṇā paraṁ yojanasataṁ tesu daṇḍaṁ nikkhipāhi; </text:p>
          </table:table-cell>
          <table:table-cell office:value-type="string" calcext:value-type="string">
            <text:p>Verletzt keine lebenden Geschöpfe in einer Entfernung von über hundert Meilen nach Westen. </text:p>
          </table:table-cell>
          <table:table-cell office:value-type="string" calcext:value-type="string">
            <text:p>Don’t hurt any living creatures more than a hundred leagues away to the wes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6</text:p>
          </table:table-cell>
          <table:table-cell office:value-type="string" calcext:value-type="string">
            <text:p>ye uttarāya disāya pāṇā paraṁ yojanasataṁ tesu daṇḍaṁ nikkhipāhi; </text:p>
          </table:table-cell>
          <table:table-cell office:value-type="string" calcext:value-type="string">
            <text:p>Verletzt keine lebenden Geschöpfe in einer Entfernung von über hundert Meilen nach Norden. </text:p>
          </table:table-cell>
          <table:table-cell office:value-type="string" calcext:value-type="string">
            <text:p>Don’t hurt any living creatures more than a hundred leagues away to the north.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7</text:p>
          </table:table-cell>
          <table:table-cell office:value-type="string" calcext:value-type="string">
            <text:p>ye dakkhiṇāya disāya pāṇā paraṁ yojanasataṁ tesu daṇḍaṁ nikkhipāhī’ti. </text:p>
          </table:table-cell>
          <table:table-cell office:value-type="string" calcext:value-type="string">
            <text:p>Verletzt keine lebenden Geschöpfe in einer Entfernung von über hundert Meilen nach Süden.‘ </text:p>
          </table:table-cell>
          <table:table-cell office:value-type="string" calcext:value-type="string">
            <text:p>Don’t hurt any living creatures more than a hundred leagues away to the south.’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8</text:p>
          </table:table-cell>
          <table:table-cell office:value-type="string" calcext:value-type="string">
            <text:p>Iti ekaccānaṁ pāṇānaṁ anuddayāya anukampāya samādapenti, ekaccānaṁ pāṇānaṁ nānuddayāya nānukampāya samādapenti. </text:p>
          </table:table-cell>
          <table:table-cell office:value-type="string" calcext:value-type="string">
            <text:p>So ermuntern sie zu Güte und Anteilnahme für manche Wesen, und für andere nicht. </text:p>
          </table:table-cell>
          <table:table-cell office:value-type="string" calcext:value-type="string">
            <text:p>So they encourage kindness and compassion for some creatures and not other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9</text:p>
          </table:table-cell>
          <table:table-cell office:value-type="string" calcext:value-type="string">
            <text:p>Te tadahuposathe sāvakaṁ evaṁ samādapenti: </text:p>
          </table:table-cell>
          <table:table-cell office:value-type="string" calcext:value-type="string">
            <text:p>Am Besinnungstag ermuntern sie ihre Anhänger: </text:p>
          </table:table-cell>
          <table:table-cell office:value-type="string" calcext:value-type="string">
            <text:p>On the sabbath, they encourage their disciple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10</text:p>
          </table:table-cell>
          <table:table-cell office:value-type="string" calcext:value-type="string">
            <text:p>‘ehi tvaṁ, ambho purisa, sabbacelāni nikkhipitvā evaṁ vadehi—</text:p>
          </table:table-cell>
          <table:table-cell office:value-type="string" calcext:value-type="string">
            <text:p>‚Bitte, liebe Leute, legt alle eure Kleider ab und sagt: </text:p>
          </table:table-cell>
          <table:table-cell office:value-type="string" calcext:value-type="string">
            <text:p>‘Please, good people, take off all your clothes and say: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sabbacelāni → sabbaverāni (mr)</text:p>
          </table:table-cell>
        </table:table-row>
        <table:table-row table:style-name="ro1">
          <table:table-cell office:value-type="string" calcext:value-type="string">
            <text:p>an3.70:3.11</text:p>
          </table:table-cell>
          <table:table-cell office:value-type="string" calcext:value-type="string">
            <text:p>nāhaṁ kvacani kassaci kiñcanatasmiṁ, na ca mama kvacani katthaci kiñcanatatthī’ti. </text:p>
          </table:table-cell>
          <table:table-cell office:value-type="string" calcext:value-type="string">
            <text:p>„Ich gehöre niemandem nirgendwo! Und nichts gehört mir irgendwo!“‘ </text:p>
          </table:table-cell>
          <table:table-cell office:value-type="string" calcext:value-type="string">
            <text:p>“I don’t belong to anyone anywhere! And nothing belongs to me anywhere!”’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kiñcanatasmiṁ → kiñcanattasmiṁ (bj); kiñcanaṁ tasmiṁ (si, sya-all, pts1ed); kiñcanatasmi (?) | katthaci → kismiñci (sya-all); kassaci (pts1ed) | kiñcanatatthī’ti → kiñcana nātthīti (bj); kiñcanatthīti (sya-all); kiñcanaṁ natthīti (pts1ed)</text:p>
          </table:table-cell>
        </table:table-row>
        <table:table-row table:style-name="ro1">
          <table:table-cell office:value-type="string" calcext:value-type="string">
            <text:p>an3.70:3.12</text:p>
          </table:table-cell>
          <table:table-cell office:value-type="string" calcext:value-type="string">
            <text:p>Jānanti kho panassa mātāpitaro: </text:p>
          </table:table-cell>
          <table:table-cell office:value-type="string" calcext:value-type="string">
            <text:p>Aber ihre Eltern wissen doch: </text:p>
          </table:table-cell>
          <table:table-cell office:value-type="string" calcext:value-type="string">
            <text:p>But their mother and father still know,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13</text:p>
          </table:table-cell>
          <table:table-cell office:value-type="string" calcext:value-type="string">
            <text:p>‘ayaṁ amhākaṁ putto’ti; </text:p>
          </table:table-cell>
          <table:table-cell office:value-type="string" calcext:value-type="string">
            <text:p>‚Das ist unser Kind.‘ </text:p>
          </table:table-cell>
          <table:table-cell office:value-type="string" calcext:value-type="string">
            <text:p>‘This is our chil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14</text:p>
          </table:table-cell>
          <table:table-cell office:value-type="string" calcext:value-type="string">
            <text:p>sopi jānāti: </text:p>
          </table:table-cell>
          <table:table-cell office:value-type="string" calcext:value-type="string">
            <text:p>Und sie wissen: </text:p>
          </table:table-cell>
          <table:table-cell office:value-type="string" calcext:value-type="string">
            <text:p>And they know,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15</text:p>
          </table:table-cell>
          <table:table-cell office:value-type="string" calcext:value-type="string">
            <text:p>‘ime mayhaṁ mātāpitaro’ti. </text:p>
          </table:table-cell>
          <table:table-cell office:value-type="string" calcext:value-type="string">
            <text:p>‚Das sind meine Eltern.‘ </text:p>
          </table:table-cell>
          <table:table-cell office:value-type="string" calcext:value-type="string">
            <text:p>‘This is my mother and father.’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16</text:p>
          </table:table-cell>
          <table:table-cell office:value-type="string" calcext:value-type="string">
            <text:p>Jānāti kho panassa puttadāro: </text:p>
          </table:table-cell>
          <table:table-cell office:value-type="string" calcext:value-type="string">
            <text:p>Partner und Kind wissen doch: </text:p>
          </table:table-cell>
          <table:table-cell office:value-type="string" calcext:value-type="string">
            <text:p>Partner and child still know,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17</text:p>
          </table:table-cell>
          <table:table-cell office:value-type="string" calcext:value-type="string">
            <text:p>‘ayaṁ mayhaṁ bhattā’ti; </text:p>
          </table:table-cell>
          <table:table-cell office:value-type="string" calcext:value-type="string">
            <text:p>‚Das ist unser Ernährer.‘ </text:p>
          </table:table-cell>
          <table:table-cell office:value-type="string" calcext:value-type="string">
            <text:p>‘This is our supporter.’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18</text:p>
          </table:table-cell>
          <table:table-cell office:value-type="string" calcext:value-type="string">
            <text:p>sopi jānāti: </text:p>
          </table:table-cell>
          <table:table-cell office:value-type="string" calcext:value-type="string">
            <text:p>Und sie wissen: </text:p>
          </table:table-cell>
          <table:table-cell office:value-type="string" calcext:value-type="string">
            <text:p>And they know,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19</text:p>
          </table:table-cell>
          <table:table-cell office:value-type="string" calcext:value-type="string">
            <text:p>‘ayaṁ mayhaṁ puttadāro’ti. </text:p>
          </table:table-cell>
          <table:table-cell office:value-type="string" calcext:value-type="string">
            <text:p>‚Das ist meine Partnerin und mein Kind.‘ </text:p>
          </table:table-cell>
          <table:table-cell office:value-type="string" calcext:value-type="string">
            <text:p>‘This is my partner and chil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20</text:p>
          </table:table-cell>
          <table:table-cell office:value-type="string" calcext:value-type="string">
            <text:p>Jānanti kho panassa dāsakammakaraporisā: </text:p>
          </table:table-cell>
          <table:table-cell office:value-type="string" calcext:value-type="string">
            <text:p>Leibeigene, Arbeiter und Angestellte wissen doch: </text:p>
          </table:table-cell>
          <table:table-cell office:value-type="string" calcext:value-type="string">
            <text:p>Bondservants, workers, and staff still know: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21</text:p>
          </table:table-cell>
          <table:table-cell office:value-type="string" calcext:value-type="string">
            <text:p>‘ayaṁ amhākaṁ ayyo’ti; </text:p>
          </table:table-cell>
          <table:table-cell office:value-type="string" calcext:value-type="string">
            <text:p>‚Das ist unsere Herrin.‘ </text:p>
          </table:table-cell>
          <table:table-cell office:value-type="string" calcext:value-type="string">
            <text:p>‘This is our master.’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22</text:p>
          </table:table-cell>
          <table:table-cell office:value-type="string" calcext:value-type="string">
            <text:p>sopi jānāti: </text:p>
          </table:table-cell>
          <table:table-cell office:value-type="string" calcext:value-type="string">
            <text:p>Und sie wissen: </text:p>
          </table:table-cell>
          <table:table-cell office:value-type="string" calcext:value-type="string">
            <text:p>And they know,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23</text:p>
          </table:table-cell>
          <table:table-cell office:value-type="string" calcext:value-type="string">
            <text:p>‘ime mayhaṁ dāsakammakaraporisā’ti. </text:p>
          </table:table-cell>
          <table:table-cell office:value-type="string" calcext:value-type="string">
            <text:p>‚Das sind meine Leibeigenen, Arbeiter und Angestellten.‘ </text:p>
          </table:table-cell>
          <table:table-cell office:value-type="string" calcext:value-type="string">
            <text:p>‘These are my bondservants, workers, and staff.’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24</text:p>
          </table:table-cell>
          <table:table-cell office:value-type="string" calcext:value-type="string">
            <text:p>Iti yasmiṁ samaye sacce samādapetabbā musāvāde tasmiṁ samaye samādapenti. </text:p>
          </table:table-cell>
          <table:table-cell office:value-type="string" calcext:value-type="string">
            <text:p>So ermuntern die Jainas sie zum Lügen zu einer Zeit, da sie dazu ermuntert werden sollten, die Wahrheit zu sprechen. </text:p>
          </table:table-cell>
          <table:table-cell office:value-type="string" calcext:value-type="string">
            <text:p>So, at a time when they should be encouraged to speak the truth, the Jains encourage them to li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25</text:p>
          </table:table-cell>
          <table:table-cell office:value-type="string" calcext:value-type="string">
            <text:p>Idaṁ tassa musāvādasmiṁ vadāmi. </text:p>
          </table:table-cell>
          <table:table-cell office:value-type="string" calcext:value-type="string">
            <text:p>Denn das, sage ich, ist Lügen. </text:p>
          </table:table-cell>
          <table:table-cell office:value-type="string" calcext:value-type="string">
            <text:p>This, I say, is lying.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26</text:p>
          </table:table-cell>
          <table:table-cell office:value-type="string" calcext:value-type="string">
            <text:p>So tassā rattiyā accayena bhoge adinnaṁyeva paribhuñjati. </text:p>
          </table:table-cell>
          <table:table-cell office:value-type="string" calcext:value-type="string">
            <text:p>Wenn die Nacht vorbei ist, gebrauchen sie ihre Besitztümer wieder, ohne dass jemand sie ihnen zurückgegeben hätte. </text:p>
          </table:table-cell>
          <table:table-cell office:value-type="string" calcext:value-type="string">
            <text:p>When the night has passed they use their possessions once more, though they’ve not been given back to them.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27</text:p>
          </table:table-cell>
          <table:table-cell office:value-type="string" calcext:value-type="string">
            <text:p>Idaṁ tassa adinnādānasmiṁ vadāmi. </text:p>
          </table:table-cell>
          <table:table-cell office:value-type="string" calcext:value-type="string">
            <text:p>Das, sage ich, ist Stehlen. </text:p>
          </table:table-cell>
          <table:table-cell office:value-type="string" calcext:value-type="string">
            <text:p>This, I say, is stealing.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28</text:p>
          </table:table-cell>
          <table:table-cell office:value-type="string" calcext:value-type="string">
            <text:p>Evaṁ kho, visākhe, nigaṇṭhuposatho hoti. </text:p>
          </table:table-cell>
          <table:table-cell office:value-type="string" calcext:value-type="string">
            <text:p>Das ist der Besinnungstag der Jainas. </text:p>
          </table:table-cell>
          <table:table-cell office:value-type="string" calcext:value-type="string">
            <text:p>That’s the sabbath of the Jain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29</text:p>
          </table:table-cell>
          <table:table-cell office:value-type="string" calcext:value-type="string">
            <text:p>Evaṁ upavuttho kho, visākhe, nigaṇṭhuposatho na mahapphalo hoti na mahānisaṁso na mahājutiko na mahāvipphāro. (2) </text:p>
          </table:table-cell>
          <table:table-cell office:value-type="string" calcext:value-type="string">
            <text:p>Wenn so der Besinnungstag der Jainas eingehalten wird, ist das nicht sehr fruchtbar oder segensreich oder glänzend oder reichlich. </text:p>
          </table:table-cell>
          <table:table-cell office:value-type="string" calcext:value-type="string">
            <text:p>When the Jain’s sabbath is observed like this it’s not very fruitful or beneficial or splendid or bountiful.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4.1</text:p>
          </table:table-cell>
          <table:table-cell office:value-type="string" calcext:value-type="string">
            <text:p>Kathañca, visākhe, ariyuposatho hoti? </text:p>
          </table:table-cell>
          <table:table-cell office:value-type="string" calcext:value-type="string">
            <text:p>Und was ist der Besinnungstag der Edlen? </text:p>
          </table:table-cell>
          <table:table-cell office:value-type="string" calcext:value-type="string">
            <text:p>And what is the sabbath of the noble on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268, ms15A3_617, pts-vp-pli1.207, sc4</text:p>
          </table:table-cell>
          <table:table-cell/>
        </table:table-row>
        <table:table-row table:style-name="ro1">
          <table:table-cell office:value-type="string" calcext:value-type="string">
            <text:p>an3.70:4.2</text:p>
          </table:table-cell>
          <table:table-cell office:value-type="string" calcext:value-type="string">
            <text:p>Upakkiliṭṭhassa, visākhe, cittassa upakkamena pariyodapanā hoti. </text:p>
          </table:table-cell>
          <table:table-cell office:value-type="string" calcext:value-type="string">
            <text:p>Ein unreiner Geist wird geläutert, indem man Mühe aufwendet. </text:p>
          </table:table-cell>
          <table:table-cell office:value-type="string" calcext:value-type="string">
            <text:p>A corrupt mind is cleaned by applying effort.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pariyodapanā → pariyodāpanā (?)</text:p>
          </table:table-cell>
        </table:table-row>
        <table:table-row table:style-name="ro1">
          <table:table-cell office:value-type="string" calcext:value-type="string">
            <text:p>an3.70:4.3</text:p>
          </table:table-cell>
          <table:table-cell office:value-type="string" calcext:value-type="string">
            <text:p>Kathañca, visākhe, upakkiliṭṭhassa cittassa upakkamena pariyodapanā hoti? </text:p>
          </table:table-cell>
          <table:table-cell office:value-type="string" calcext:value-type="string">
            <text:p>Und wie läutert man einen unreinen Geist, indem man Mühe aufwendet? </text:p>
          </table:table-cell>
          <table:table-cell office:value-type="string" calcext:value-type="string">
            <text:p>And how is a corrupt mind cleaned by applying effor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4.4</text:p>
          </table:table-cell>
          <table:table-cell office:value-type="string" calcext:value-type="string">
            <text:p>Idha, visākhe, ariyasāvako tathāgataṁ anussarati: </text:p>
          </table:table-cell>
          <table:table-cell office:value-type="string" calcext:value-type="string">
            <text:p>Es ist, wenn eine edle Schülerin sich auf den Klargewordenen besinnt: </text:p>
          </table:table-cell>
          <table:table-cell office:value-type="string" calcext:value-type="string">
            <text:p>It’s when a noble disciple recollects the Realized On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4.5</text:p>
          </table:table-cell>
          <table:table-cell office:value-type="string" calcext:value-type="string">
            <text:p>‘itipi so bhagavā arahaṁ sammāsambuddho vijjācaraṇasampanno sugato lokavidū anuttaro purisadammasārathi satthā devamanussānaṁ buddho bhagavā’ti. </text:p>
          </table:table-cell>
          <table:table-cell office:value-type="string" calcext:value-type="string">
            <text:p>‚Dieser Gesegnete ist vollendet, ein vollkommen erwachter Buddha, von vollendetem Wissen und Verhalten, heilig, Kenner der Welt, höchster Anleiter für Übungswillige, Lehrer von Göttern und Menschen, erwacht, gesegnet.‘ </text:p>
          </table:table-cell>
          <table:table-cell office:value-type="string" calcext:value-type="string">
            <text:p>‘That Blessed One is perfected, a fully awakened Buddha, accomplished in knowledge and conduct, holy, knower of the world, supreme guide for those who wish to train, teacher of gods and humans, awakened, blesse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4.6</text:p>
          </table:table-cell>
          <table:table-cell office:value-type="string" calcext:value-type="string">
            <text:p>Tassa tathāgataṁ anussarato cittaṁ pasīdati, pāmojjaṁ uppajjati, ye cittassa upakkilesā te pahīyanti, seyyathāpi, visākhe, upakkiliṭṭhassa sīsassa upakkamena pariyodapanā hoti.</text:p>
          </table:table-cell>
          <table:table-cell office:value-type="string" calcext:value-type="string">
            <text:p>Während sie sich auf den Klargewordenen besinnt, wird ihr Geist klar, Freude kommt auf und die geistigen Unreinheiten lösen sich auf. Es ist, wie wenn man einen schmutzigen Kopf wäscht, indem man Mühe aufwendet. </text:p>
          </table:table-cell>
          <table:table-cell office:value-type="string" calcext:value-type="string">
            <text:p>As they recollect the Realized One, their mind becomes clear, joy arises, and mental corruptions are given up. It’s just like cleaning a dirty head by applying effor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5.1</text:p>
          </table:table-cell>
          <table:table-cell office:value-type="string" calcext:value-type="string">
            <text:p>Kathañca, visākhe, upakkiliṭṭhassa sīsassa upakkamena pariyodapanā hoti? </text:p>
          </table:table-cell>
          <table:table-cell office:value-type="string" calcext:value-type="string">
            <text:p>Und wie wäscht man einen schmutzigen Kopf, indem man Mühe aufwendet? </text:p>
          </table:table-cell>
          <table:table-cell office:value-type="string" calcext:value-type="string">
            <text:p>And how is a dirty head cleaned by applying effor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265, ms15A3_618, sc5, sya20.266</text:p>
          </table:table-cell>
          <table:table-cell/>
        </table:table-row>
        <table:table-row table:style-name="ro1">
          <table:table-cell office:value-type="string" calcext:value-type="string">
            <text:p>an3.70:5.2</text:p>
          </table:table-cell>
          <table:table-cell office:value-type="string" calcext:value-type="string">
            <text:p>Kakkañca paṭicca mattikañca paṭicca udakañca paṭicca purisassa ca tajjaṁ vāyāmaṁ paṭicca, evaṁ kho, visākhe, upakkiliṭṭhassa sīsassa upakkamena pariyodapanā hoti. </text:p>
          </table:table-cell>
          <table:table-cell office:value-type="string" calcext:value-type="string">
            <text:p>Mit Waschpaste, Ton und Wasser und indem man die entsprechende Mühe aufwendet. </text:p>
          </table:table-cell>
          <table:table-cell office:value-type="string" calcext:value-type="string">
            <text:p>With cleansing paste, clay, and water, and by applying the appropriate effor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5.3</text:p>
          </table:table-cell>
          <table:table-cell office:value-type="string" calcext:value-type="string">
            <text:p>Evamevaṁ kho, visākhe, upakkiliṭṭhassa cittassa upakkamena pariyodapanā hoti. </text:p>
          </table:table-cell>
          <table:table-cell office:value-type="string" calcext:value-type="string">
            <text:p>Ebenso wird ein unreiner Geist geläutert, indem man Mühe aufwendet. </text:p>
          </table:table-cell>
          <table:table-cell office:value-type="string" calcext:value-type="string">
            <text:p>In the same way, a corrupt mind is cleaned by applying effor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6.1</text:p>
          </table:table-cell>
          <table:table-cell office:value-type="string" calcext:value-type="string">
            <text:p>Kathañca, visākhe, upakkiliṭṭhassa cittassa upakkamena pariyodapanā hoti? </text:p>
          </table:table-cell>
          <table:table-cell office:value-type="string" calcext:value-type="string">
            <text:p>Und wie läutert man einen unreinen Geist, indem man Mühe aufwendet? </text:p>
          </table:table-cell>
          <table:table-cell office:value-type="string" calcext:value-type="string">
            <text:p>And how is a corrupt mind cleaned by applying effor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208, csp2ed15.208, ms15A3_619, ndp16.192, sc6, vri35.237</text:p>
          </table:table-cell>
          <table:table-cell/>
        </table:table-row>
        <table:table-row table:style-name="ro1">
          <table:table-cell office:value-type="string" calcext:value-type="string">
            <text:p>an3.70:6.2</text:p>
          </table:table-cell>
          <table:table-cell office:value-type="string" calcext:value-type="string">
            <text:p>Idha, visākhe, ariyasāvako tathāgataṁ anussarati: </text:p>
          </table:table-cell>
          <table:table-cell office:value-type="string" calcext:value-type="string">
            <text:p>Es ist, wenn eine edle Schülerin sich auf den Klargewordenen besinnt: </text:p>
          </table:table-cell>
          <table:table-cell office:value-type="string" calcext:value-type="string">
            <text:p>It’s when a noble disciple recollects the Realized On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6.3</text:p>
          </table:table-cell>
          <table:table-cell office:value-type="string" calcext:value-type="string">
            <text:p>‘itipi so bhagavā arahaṁ sammāsambuddho vijjācaraṇasampanno sugato lokavidū anuttaro purisadammasārathi satthā devamanussānaṁ buddho bhagavā’ti. </text:p>
          </table:table-cell>
          <table:table-cell office:value-type="string" calcext:value-type="string">
            <text:p>‚Dieser Gesegnete ist vollendet, ein vollkommen erwachter Buddha, von vollendetem Wissen und Verhalten, heilig, Kenner der Welt, höchster Anleiter für Übungswillige, Lehrer von Göttern und Menschen, erwacht, gesegnet.‘ </text:p>
          </table:table-cell>
          <table:table-cell office:value-type="string" calcext:value-type="string">
            <text:p>‘That Blessed One is perfected, a fully awakened Buddha, accomplished in knowledge and conduct, holy, knower of the world, supreme guide for those who wish to train, teacher of gods and humans, awakened, blesse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6.4</text:p>
          </table:table-cell>
          <table:table-cell office:value-type="string" calcext:value-type="string">
            <text:p>Tassa tathāgataṁ anussarato cittaṁ pasīdati, pāmojjaṁ uppajjati, ye cittassa upakkilesā te pahīyanti. </text:p>
          </table:table-cell>
          <table:table-cell office:value-type="string" calcext:value-type="string">
            <text:p>Während sie sich auf den Klargewordenen besinnt, wird ihr Geist klar, Freude kommt auf und die geistigen Unreinheiten lösen sich auf. </text:p>
          </table:table-cell>
          <table:table-cell office:value-type="string" calcext:value-type="string">
            <text:p>As they recollect the Realized One, their mind becomes clear, joy arises, and mental corruptions are given up.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6.5</text:p>
          </table:table-cell>
          <table:table-cell office:value-type="string" calcext:value-type="string">
            <text:p>Ayaṁ vuccati, visākhe: </text:p>
          </table:table-cell>
          <table:table-cell office:value-type="string" calcext:value-type="string">
            <text:p>Das nennt man </text:p>
          </table:table-cell>
          <table:table-cell office:value-type="string" calcext:value-type="string">
            <text:p>This is calle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6.6</text:p>
          </table:table-cell>
          <table:table-cell office:value-type="string" calcext:value-type="string">
            <text:p>‘ariyasāvako brahmuposathaṁ upavasati, brahmunā saddhiṁ saṁvasati, brahmañcassa ārabbha cittaṁ pasīdati, pāmojjaṁ uppajjati, ye cittassa upakkilesā te pahīyanti’. </text:p>
          </table:table-cell>
          <table:table-cell office:value-type="string" calcext:value-type="string">
            <text:p>eine edle Schülerin, die den Besinnungstag Brahmās einhält, die mit Brahmā lebt, die an Brahmā denkt, deren Geist dadurch klar wird, bei der Freude aufkommt und die geistigen Unreinheiten sich auflösen. </text:p>
          </table:table-cell>
          <table:table-cell office:value-type="string" calcext:value-type="string">
            <text:p>‘A noble disciple who observes the sabbath of Brahmā, living together with Brahmā. And because they think of Brahmā their mind becomes clear, joy arises, and mental corruptions are given up.’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brahmañcassa → brahmañca (mr)</text:p>
          </table:table-cell>
        </table:table-row>
        <table:table-row table:style-name="ro1">
          <table:table-cell office:value-type="string" calcext:value-type="string">
            <text:p>an3.70:6.7</text:p>
          </table:table-cell>
          <table:table-cell office:value-type="string" calcext:value-type="string">
            <text:p>Evaṁ kho, visākhe, upakkiliṭṭhassa cittassa upakkamena pariyodapanā hoti. (3.1) </text:p>
          </table:table-cell>
          <table:table-cell office:value-type="string" calcext:value-type="string">
            <text:p>So läutert man einen unreinen Geist, indem man Mühe aufwendet. </text:p>
          </table:table-cell>
          <table:table-cell office:value-type="string" calcext:value-type="string">
            <text:p>That’s how a corrupt mind is cleaned by applying effor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7.1</text:p>
          </table:table-cell>
          <table:table-cell office:value-type="string" calcext:value-type="string">
            <text:p>Upakkiliṭṭhassa, visākhe, cittassa upakkamena pariyodapanā hoti. </text:p>
          </table:table-cell>
          <table:table-cell office:value-type="string" calcext:value-type="string">
            <text:p>Ein unreiner Geist wird geläutert, indem man Mühe aufwendet. </text:p>
          </table:table-cell>
          <table:table-cell office:value-type="string" calcext:value-type="string">
            <text:p>A corrupt mind is cleaned by applying effor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370, ms15A3_620, pts-vp-pli1.208, sc7</text:p>
          </table:table-cell>
          <table:table-cell/>
        </table:table-row>
        <table:table-row table:style-name="ro1">
          <table:table-cell office:value-type="string" calcext:value-type="string">
            <text:p>an3.70:7.2</text:p>
          </table:table-cell>
          <table:table-cell office:value-type="string" calcext:value-type="string">
            <text:p>Kathañca, visākhe, upakkiliṭṭhassa cittassa upakkamena pariyodapanā hoti? </text:p>
          </table:table-cell>
          <table:table-cell office:value-type="string" calcext:value-type="string">
            <text:p>Und wie läutert man einen unreinen Geist, indem man Mühe aufwendet? </text:p>
          </table:table-cell>
          <table:table-cell office:value-type="string" calcext:value-type="string">
            <text:p>And how is a corrupt mind cleaned by applying effor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7.3</text:p>
          </table:table-cell>
          <table:table-cell office:value-type="string" calcext:value-type="string">
            <text:p>Idha, visākhe, ariyasāvako dhammaṁ anussarati: </text:p>
          </table:table-cell>
          <table:table-cell office:value-type="string" calcext:value-type="string">
            <text:p>Es ist, wenn ein edler Schüler sich auf die Lehre besinnt: </text:p>
          </table:table-cell>
          <table:table-cell office:value-type="string" calcext:value-type="string">
            <text:p>It’s when a noble disciple recollects the teaching: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7.4</text:p>
          </table:table-cell>
          <table:table-cell office:value-type="string" calcext:value-type="string">
            <text:p>‘svākkhāto bhagavatā dhammo sandiṭṭhiko akāliko ehipassiko opaneyyiko paccattaṁ veditabbo viññūhī’ti. </text:p>
          </table:table-cell>
          <table:table-cell office:value-type="string" calcext:value-type="string">
            <text:p>‚Die Lehre ist vom Buddha gut erklärt – in diesem Leben sichtbar, unmittelbar wirksam, sie lädt zum Überprüfen ein, ist offensichtlich, sodass vernünftige Menschen sie selbst erkennen können.‘ </text:p>
          </table:table-cell>
          <table:table-cell office:value-type="string" calcext:value-type="string">
            <text:p>‘The teaching is well explained by the Buddha—visible in this very life, immediately effective, inviting inspection, relevant, so that sensible people can know it for themselve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7.5</text:p>
          </table:table-cell>
          <table:table-cell office:value-type="string" calcext:value-type="string">
            <text:p>Tassa dhammaṁ anussarato cittaṁ pasīdati, pāmojjaṁ uppajjati, ye cittassa upakkilesā te pahīyanti, seyyathāpi, visākhe, upakkiliṭṭhassa kāyassa upakkamena pariyodapanā hoti. </text:p>
          </table:table-cell>
          <table:table-cell office:value-type="string" calcext:value-type="string">
            <text:p>Während er sich auf die Lehre besinnt, wird sein Geist klar, Freude kommt auf und die geistigen Unreinheiten lösen sich auf. Es ist, wie wenn man einen schmutzigen Körper wäscht, indem man Mühe aufwendet. </text:p>
          </table:table-cell>
          <table:table-cell office:value-type="string" calcext:value-type="string">
            <text:p>As they recollect the teaching, their mind becomes clear, joy arises, and mental corruptions are given up. It’s just like cleaning a dirty body by applying effor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8.1</text:p>
          </table:table-cell>
          <table:table-cell office:value-type="string" calcext:value-type="string">
            <text:p>Kathañca, visākhe, upakkiliṭṭhassa kāyassa upakkamena pariyodapanā hoti? </text:p>
          </table:table-cell>
          <table:table-cell office:value-type="string" calcext:value-type="string">
            <text:p>Und wie wäscht man einen schmutzigen Körper, indem man Mühe aufwendet? </text:p>
          </table:table-cell>
          <table:table-cell office:value-type="string" calcext:value-type="string">
            <text:p>And how is a dirty body cleaned by applying effor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269, dr20.266, ms15A3_621, sc8, sya20.267</text:p>
          </table:table-cell>
          <table:table-cell/>
        </table:table-row>
        <table:table-row table:style-name="ro1">
          <table:table-cell office:value-type="string" calcext:value-type="string">
            <text:p>an3.70:8.2</text:p>
          </table:table-cell>
          <table:table-cell office:value-type="string" calcext:value-type="string">
            <text:p>Sottiñca paṭicca, cuṇṇañca paṭicca, udakañca paṭicca, purisassa ca tajjaṁ vāyāmaṁ paṭicca. </text:p>
          </table:table-cell>
          <table:table-cell office:value-type="string" calcext:value-type="string">
            <text:p>Mit Pasten von zerriebenen Muscheln und Kräutern, Wasser und indem man die entsprechende Mühe aufwendet. </text:p>
          </table:table-cell>
          <table:table-cell office:value-type="string" calcext:value-type="string">
            <text:p>With pastes of powdered shells and herbs, water, and by applying the appropriate effort. </text:p>
          </table:table-cell>
          <table:table-cell table:number-columns-repeated="2" office:value-type="string" calcext:value-type="string">
            <text:p/>
          </table:table-cell>
          <table:table-cell office:value-type="string" calcext:value-type="string">
            <text:p>Cuṇṇa is churna, which in Ayurveda is usually a paste of predominately herbal composition. Sotti is Skt śūkti, i.e. pearl or oyster shell. Powdered pearl seems a little exotic as a basic bathing ingredient, so perhaps it included various kinds of powdered shells. These are also used today in Ayurveda.</text:p>
          </table:table-cell>
          <table:table-cell office:value-type="string" calcext:value-type="string">
            <text:p>{}</text:p>
          </table:table-cell>
          <table:table-cell table:number-columns-repeated="2"/>
        </table:table-row>
        <table:table-row table:style-name="ro1">
          <table:table-cell office:value-type="string" calcext:value-type="string">
            <text:p>an3.70:8.3</text:p>
          </table:table-cell>
          <table:table-cell office:value-type="string" calcext:value-type="string">
            <text:p>Evaṁ kho, visākhe, upakkiliṭṭhassa kāyassa upakkamena pariyodapanā hoti. </text:p>
          </table:table-cell>
          <table:table-cell office:value-type="string" calcext:value-type="string">
            <text:p>So wäscht man einen schmutzigen Körper, indem man Mühe aufwendet. </text:p>
          </table:table-cell>
          <table:table-cell office:value-type="string" calcext:value-type="string">
            <text:p>That’s how a dirty body is cleaned by applying effor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8.4</text:p>
          </table:table-cell>
          <table:table-cell office:value-type="string" calcext:value-type="string">
            <text:p>Evamevaṁ kho, visākhe, upakkiliṭṭhassa cittassa upakkamena pariyodapanā hoti. </text:p>
          </table:table-cell>
          <table:table-cell office:value-type="string" calcext:value-type="string">
            <text:p>Ebenso wird ein unreiner Geist geläutert, indem man Mühe aufwendet. </text:p>
          </table:table-cell>
          <table:table-cell office:value-type="string" calcext:value-type="string">
            <text:p>In the same way, a corrupt mind is cleaned by applying effor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9.1</text:p>
          </table:table-cell>
          <table:table-cell office:value-type="string" calcext:value-type="string">
            <text:p>Kathañca, visākhe, upakkiliṭṭhassa cittassa upakkamena pariyodapanā hoti? </text:p>
          </table:table-cell>
          <table:table-cell office:value-type="string" calcext:value-type="string">
            <text:p>Und wie läutert man einen unreinen Geist, indem man Mühe aufwendet? </text:p>
          </table:table-cell>
          <table:table-cell office:value-type="string" calcext:value-type="string">
            <text:p>And how is a corrupt mind cleaned by applying effor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270, ms15A3_622, sc9</text:p>
          </table:table-cell>
          <table:table-cell/>
        </table:table-row>
        <table:table-row table:style-name="ro1">
          <table:table-cell office:value-type="string" calcext:value-type="string">
            <text:p>an3.70:9.2</text:p>
          </table:table-cell>
          <table:table-cell office:value-type="string" calcext:value-type="string">
            <text:p>Idha, visākhe, ariyasāvako dhammaṁ anussarati: </text:p>
          </table:table-cell>
          <table:table-cell office:value-type="string" calcext:value-type="string">
            <text:p>Es ist, wenn ein edler Schüler sich auf die Lehre besinnt: </text:p>
          </table:table-cell>
          <table:table-cell office:value-type="string" calcext:value-type="string">
            <text:p>It’s when a noble disciple recollects the teaching: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9.3</text:p>
          </table:table-cell>
          <table:table-cell office:value-type="string" calcext:value-type="string">
            <text:p>‘svākkhāto bhagavatā dhammo sandiṭṭhiko akāliko ehipassiko opaneyyiko paccattaṁ veditabbo viññūhī’ti. </text:p>
          </table:table-cell>
          <table:table-cell office:value-type="string" calcext:value-type="string">
            <text:p>‚Die Lehre ist vom Buddha gut erklärt – in diesem Leben sichtbar, unmittelbar wirksam, sie lädt zum Überprüfen ein, ist offensichtlich, sodass vernünftige Menschen sie selbst erkennen können.‘ </text:p>
          </table:table-cell>
          <table:table-cell office:value-type="string" calcext:value-type="string">
            <text:p>‘The teaching is well explained by the Buddha—visible in this very life, immediately effective, inviting inspection, relevant, so that sensible people can know it for themselve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9.4</text:p>
          </table:table-cell>
          <table:table-cell office:value-type="string" calcext:value-type="string">
            <text:p>Tassa dhammaṁ anussarato cittaṁ pasīdati, pāmojjaṁ uppajjati, ye cittassa upakkilesā te pahīyanti. </text:p>
          </table:table-cell>
          <table:table-cell office:value-type="string" calcext:value-type="string">
            <text:p>Während er sich auf die Lehre besinnt, wird sein Geist klar, Freude kommt auf und die geistigen Unreinheiten lösen sich auf. </text:p>
          </table:table-cell>
          <table:table-cell office:value-type="string" calcext:value-type="string">
            <text:p>As they recollect the teaching, their mind becomes clear, joy arises, and mental corruptions are given up.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9.5</text:p>
          </table:table-cell>
          <table:table-cell office:value-type="string" calcext:value-type="string">
            <text:p>Ayaṁ vuccati, visākhe, ‘ariyasāvako dhammuposathaṁ upavasati, dhammena saddhiṁ saṁvasati, dhammañcassa ārabbha cittaṁ pasīdati, pāmojjaṁ uppajjati, ye cittassa upakkilesā te pahīyanti’. </text:p>
          </table:table-cell>
          <table:table-cell office:value-type="string" calcext:value-type="string">
            <text:p>Das nennt man einen edlen Schüler, der den Besinnungstag des Dhamma einhält, der mit dem Dhamma lebt, der an den Dhamma denkt, dessen Geist dadurch klar wird, bei dem Freude aufkommt und die geistigen Unreinheiten sich auflösen. </text:p>
          </table:table-cell>
          <table:table-cell office:value-type="string" calcext:value-type="string">
            <text:p>This is called: ‘A noble disciple who observes the sabbath of Dhamma, living together with Dhamma. And because they think of the Dhamma their mind becomes clear, joy arises, and mental corruptions are given up.’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9.6</text:p>
          </table:table-cell>
          <table:table-cell office:value-type="string" calcext:value-type="string">
            <text:p>Evaṁ kho, visākhe, upakkiliṭṭhassa cittassa upakkamena pariyodapanā hoti. (3.2) </text:p>
          </table:table-cell>
          <table:table-cell office:value-type="string" calcext:value-type="string">
            <text:p>So läutert man einen unreinen Geist, indem man Mühe aufwendet. </text:p>
          </table:table-cell>
          <table:table-cell office:value-type="string" calcext:value-type="string">
            <text:p>That’s how a corrupt mind is cleaned by applying effor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10.1</text:p>
          </table:table-cell>
          <table:table-cell office:value-type="string" calcext:value-type="string">
            <text:p>Upakkiliṭṭhassa, visākhe, cittassa upakkamena pariyodapanā hoti. </text:p>
          </table:table-cell>
          <table:table-cell office:value-type="string" calcext:value-type="string">
            <text:p>Ein unreiner Geist wird geläutert, indem man Mühe aufwendet. </text:p>
          </table:table-cell>
          <table:table-cell office:value-type="string" calcext:value-type="string">
            <text:p>A corrupt mind is cleaned by applying effor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209, csp2ed15.209, ms15A3_623, ndp16.193, sc10, vri35.238</text:p>
          </table:table-cell>
          <table:table-cell/>
        </table:table-row>
        <table:table-row table:style-name="ro1">
          <table:table-cell office:value-type="string" calcext:value-type="string">
            <text:p>an3.70:10.2</text:p>
          </table:table-cell>
          <table:table-cell office:value-type="string" calcext:value-type="string">
            <text:p>Kathañca, visākhe, upakkiliṭṭhassa cittassa upakkamena pariyodapanā hoti? </text:p>
          </table:table-cell>
          <table:table-cell office:value-type="string" calcext:value-type="string">
            <text:p>Und wie läutert man einen unreinen Geist, indem man Mühe aufwendet? </text:p>
          </table:table-cell>
          <table:table-cell office:value-type="string" calcext:value-type="string">
            <text:p>And how is a corrupt mind cleaned by applying effor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0.3</text:p>
          </table:table-cell>
          <table:table-cell office:value-type="string" calcext:value-type="string">
            <text:p>Idha, visākhe, ariyasāvako saṅghaṁ anussarati: </text:p>
          </table:table-cell>
          <table:table-cell office:value-type="string" calcext:value-type="string">
            <text:p>Es ist, wenn eine edle Schülerin sich auf den Saṅgha besinnt: </text:p>
          </table:table-cell>
          <table:table-cell office:value-type="string" calcext:value-type="string">
            <text:p>It’s when a noble disciple recollects the Saṅgha: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0.4</text:p>
          </table:table-cell>
          <table:table-cell office:value-type="string" calcext:value-type="string">
            <text:p>‘suppaṭipanno bhagavato sāvakasaṅgho, ujuppaṭipanno bhagavato sāvakasaṅgho, ñāyappaṭipanno bhagavato sāvakasaṅgho, sāmīcippaṭipanno bhagavato sāvakasaṅgho, yadidaṁ cattāri purisayugāni aṭṭha purisapuggalā esa bhagavato sāvakasaṅgho āhuneyyo pāhuneyyo dakkhiṇeyyo añjalikaraṇīyo anuttaraṁ puññakkhettaṁ lokassā’ti. </text:p>
          </table:table-cell>
          <table:table-cell office:value-type="string" calcext:value-type="string">
            <text:p>‚Der Saṅgha der Schüler des Buddha übt gut, geradlinig, methodisch und richtig. Er besteht aus den vier Paaren, den acht Personen. Das ist der Saṅgha der Schüler des Buddha, und er ist einer Gabe für die Götter würdig, der Gastfreundschaft würdig, einer religiösen Gabe würdig, des Grußes mit zusammengelegten Händen würdig und ist das höchste Feld für Verdienst für die Welt.‘ </text:p>
          </table:table-cell>
          <table:table-cell office:value-type="string" calcext:value-type="string">
            <text:p>‘The Saṅgha of the Buddha’s disciples is practicing the way that’s good, straightforward, methodical, and proper. It consists of the four pairs, the eight individuals. This is the Saṅgha of the Buddha’s disciples that is worthy of offerings dedicated to the gods, worthy of hospitality, worthy of a religious donation, worthy of greeting with joined palms, and is the supreme field of merit for the worl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0.5</text:p>
          </table:table-cell>
          <table:table-cell office:value-type="string" calcext:value-type="string">
            <text:p>Tassa saṅghaṁ anussarato cittaṁ pasīdati, pāmojjaṁ uppajjati, ye cittassa upakkilesā te pahīyanti, seyyathāpi, visākhe, upakkiliṭṭhassa vatthassa upakkamena pariyodapanā hoti. </text:p>
          </table:table-cell>
          <table:table-cell office:value-type="string" calcext:value-type="string">
            <text:p>Während sie sich auf den Saṅgha besinnt, wird ihr Geist klar, Freude kommt auf und die geistigen Unreinheiten lösen sich auf. Es ist, wie wenn man ein schmutziges Kleid wäscht, indem man Mühe aufwendet. </text:p>
          </table:table-cell>
          <table:table-cell office:value-type="string" calcext:value-type="string">
            <text:p>As they recollect the Saṅgha, their mind becomes clear, joy arises, and mental corruptions are given up. It’s just like cleaning a dirty cloth by applying effor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11.1</text:p>
          </table:table-cell>
          <table:table-cell office:value-type="string" calcext:value-type="string">
            <text:p>Kathañca, visākhe, upakkiliṭṭhassa vatthassa upakkamena pariyodapanā hoti? </text:p>
          </table:table-cell>
          <table:table-cell office:value-type="string" calcext:value-type="string">
            <text:p>Und wie wäscht man ein schmutziges Kleid, indem man Mühe aufwendet? </text:p>
          </table:table-cell>
          <table:table-cell office:value-type="string" calcext:value-type="string">
            <text:p>And how is a dirty cloth cleaned by applying effor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372, dr20.267, ms15A3_624, pts-vp-pli1.209, sc11, sya20.268</text:p>
          </table:table-cell>
          <table:table-cell/>
        </table:table-row>
        <table:table-row table:style-name="ro1">
          <table:table-cell office:value-type="string" calcext:value-type="string">
            <text:p>an3.70:11.2</text:p>
          </table:table-cell>
          <table:table-cell office:value-type="string" calcext:value-type="string">
            <text:p>Usmañca paṭicca, khārañca paṭicca, gomayañca paṭicca, udakañca paṭicca, purisassa ca tajjaṁ vāyāmaṁ paṭicca. </text:p>
          </table:table-cell>
          <table:table-cell office:value-type="string" calcext:value-type="string">
            <text:p>Mit Salz, Lauge, Kuhdung und Wasser und indem man die entsprechende Mühe aufwendet. </text:p>
          </table:table-cell>
          <table:table-cell office:value-type="string" calcext:value-type="string">
            <text:p>With salt, lye, cow dung, and water, and by applying the appropriate effort. </text:p>
          </table:table-cell>
          <table:table-cell table:number-columns-repeated="2" office:value-type="string" calcext:value-type="string">
            <text:p/>
          </table:table-cell>
          <table:table-cell office:value-type="string" calcext:value-type="string">
            <text:p>Reading ūsa, see var.</text:p>
          </table:table-cell>
          <table:table-cell office:value-type="string" calcext:value-type="string">
            <text:p>{}</text:p>
          </table:table-cell>
          <table:table-cell table:number-columns-repeated="2"/>
        </table:table-row>
        <table:table-row table:style-name="ro1">
          <table:table-cell office:value-type="string" calcext:value-type="string">
            <text:p>an3.70:11.3</text:p>
          </table:table-cell>
          <table:table-cell office:value-type="string" calcext:value-type="string">
            <text:p>Evaṁ kho, visākhe, upakkiliṭṭhassa vatthassa upakkamena pariyodapanā hoti. </text:p>
          </table:table-cell>
          <table:table-cell office:value-type="string" calcext:value-type="string">
            <text:p>So wäscht man ein schmutziges Kleid, indem man Mühe aufwendet. </text:p>
          </table:table-cell>
          <table:table-cell office:value-type="string" calcext:value-type="string">
            <text:p>That’s how a dirty cloth is cleaned by applying effor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1.4</text:p>
          </table:table-cell>
          <table:table-cell office:value-type="string" calcext:value-type="string">
            <text:p>Evamevaṁ kho, visākhe, upakkiliṭṭhassa cittassa upakkamena pariyodapanā hoti. </text:p>
          </table:table-cell>
          <table:table-cell office:value-type="string" calcext:value-type="string">
            <text:p>Ebenso wird ein unreiner Geist geläutert, indem man Mühe aufwendet. </text:p>
          </table:table-cell>
          <table:table-cell office:value-type="string" calcext:value-type="string">
            <text:p>In the same way, a corrupt mind is cleaned by applying effor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12.1</text:p>
          </table:table-cell>
          <table:table-cell office:value-type="string" calcext:value-type="string">
            <text:p>Kathañca, visākhe, upakkiliṭṭhassa cittassa upakkamena pariyodapanā hoti? </text:p>
          </table:table-cell>
          <table:table-cell office:value-type="string" calcext:value-type="string">
            <text:p>Und wie läutert man einen unreinen Geist, indem man Mühe aufwendet? </text:p>
          </table:table-cell>
          <table:table-cell office:value-type="string" calcext:value-type="string">
            <text:p>And how is a corrupt mind cleaned by applying effor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271, ms15A3_625, sc12</text:p>
          </table:table-cell>
          <table:table-cell/>
        </table:table-row>
        <table:table-row table:style-name="ro1">
          <table:table-cell office:value-type="string" calcext:value-type="string">
            <text:p>an3.70:12.2</text:p>
          </table:table-cell>
          <table:table-cell office:value-type="string" calcext:value-type="string">
            <text:p>Idha, visākhe, ariyasāvako saṅghaṁ anussarati: </text:p>
          </table:table-cell>
          <table:table-cell office:value-type="string" calcext:value-type="string">
            <text:p>Es ist, wenn eine edle Schülerin sich auf den Saṅgha besinnt: </text:p>
          </table:table-cell>
          <table:table-cell office:value-type="string" calcext:value-type="string">
            <text:p>It’s when a noble disciple recollects the Saṅgha: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2.3</text:p>
          </table:table-cell>
          <table:table-cell office:value-type="string" calcext:value-type="string">
            <text:p>‘suppaṭipanno bhagavato sāvakasaṅgho …pe… anuttaraṁ puññakkhettaṁ lokassā’ti. </text:p>
          </table:table-cell>
          <table:table-cell office:value-type="string" calcext:value-type="string">
            <text:p>‚Der Saṅgha der Schüler des Buddha übt gut, geradlinig, methodisch und richtig. Er besteht aus den vier Paaren, den acht Personen. Das ist der Saṅgha der Schüler des Buddha, und er ist einer Gabe für die Götter würdig, der Gastfreundschaft würdig, einer religiösen Gabe würdig, des Grußes mit zusammengelegten Händen würdig und ist das höchste Feld für Verdienst für die Welt.‘ </text:p>
          </table:table-cell>
          <table:table-cell office:value-type="string" calcext:value-type="string">
            <text:p>‘The Saṅgha of the Buddha’s disciples is practicing the way that’s good, straightforward, methodical, and proper. It consists of the four pairs, the eight individuals. This Saṅgha of the Buddha’s disciples is worthy of offerings dedicated to the gods, worthy of hospitality, worthy of a religious donation, and worthy of veneration with joined palms. It is the supreme field of merit for the worl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2.4</text:p>
          </table:table-cell>
          <table:table-cell office:value-type="string" calcext:value-type="string">
            <text:p>Tassa saṅghaṁ anussarato cittaṁ pasīdati, pāmojjaṁ uppajjati, ye cittassa upakkilesā te pahīyanti. </text:p>
          </table:table-cell>
          <table:table-cell office:value-type="string" calcext:value-type="string">
            <text:p>Während sie sich auf den Saṅgha besinnt, wird ihr Geist klar, Freude kommt auf und die geistigen Unreinheiten lösen sich auf. </text:p>
          </table:table-cell>
          <table:table-cell office:value-type="string" calcext:value-type="string">
            <text:p>As they recollect the Saṅgha, their mind becomes clear, joy arises, and mental corruptions are given up.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2.5</text:p>
          </table:table-cell>
          <table:table-cell office:value-type="string" calcext:value-type="string">
            <text:p>Ayaṁ vuccati, visākhe, ‘ariyasāvako saṅghuposathaṁ upavasati, saṅghena saddhiṁ saṁvasati, saṅghañcassa ārabbha cittaṁ pasīdati, pāmojjaṁ uppajjati, ye cittassa upakkilesā te pahīyanti’. </text:p>
          </table:table-cell>
          <table:table-cell office:value-type="string" calcext:value-type="string">
            <text:p>Das nennt man eine edle Schülerin, die den Besinnungstag des Saṅgha einhält, die mit dem Saṅgha lebt, die an den Saṅgha denkt, deren Geist dadurch klar wird, bei der Freude aufkommt und die geistigen Unreinheiten sich auflösen. </text:p>
          </table:table-cell>
          <table:table-cell office:value-type="string" calcext:value-type="string">
            <text:p>This is called: ‘A noble disciple who observes the sabbath of the Saṅgha, living together with the Saṅgha. And because they think of the Saṅgha their mind becomes clear, joy arises, and mental corruptions are given up.’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2.6</text:p>
          </table:table-cell>
          <table:table-cell office:value-type="string" calcext:value-type="string">
            <text:p>Evaṁ kho, visākhe, upakkiliṭṭhassa cittassa upakkamena pariyodapanā hoti. (3.3) </text:p>
          </table:table-cell>
          <table:table-cell office:value-type="string" calcext:value-type="string">
            <text:p>So läutert man einen unreinen Geist, indem man Mühe aufwendet. </text:p>
          </table:table-cell>
          <table:table-cell office:value-type="string" calcext:value-type="string">
            <text:p>That’s how a corrupt mind is cleaned by applying effor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13.1</text:p>
          </table:table-cell>
          <table:table-cell office:value-type="string" calcext:value-type="string">
            <text:p>Upakkiliṭṭhassa, visākhe, cittassa upakkamena pariyodapanā hoti. </text:p>
          </table:table-cell>
          <table:table-cell office:value-type="string" calcext:value-type="string">
            <text:p>Ein unreiner Geist wird geläutert, indem man Mühe aufwendet. </text:p>
          </table:table-cell>
          <table:table-cell office:value-type="string" calcext:value-type="string">
            <text:p>A corrupt mind is cleaned by applying effor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210, csp2ed15.210, ms15A3_626, ndp16.194, sc13</text:p>
          </table:table-cell>
          <table:table-cell/>
        </table:table-row>
        <table:table-row table:style-name="ro1">
          <table:table-cell office:value-type="string" calcext:value-type="string">
            <text:p>an3.70:13.2</text:p>
          </table:table-cell>
          <table:table-cell office:value-type="string" calcext:value-type="string">
            <text:p>Kathañca, visākhe, upakkiliṭṭhassa cittassa upakkamena pariyodapanā hoti? </text:p>
          </table:table-cell>
          <table:table-cell office:value-type="string" calcext:value-type="string">
            <text:p>Und wie läutert man einen unreinen Geist, indem man Mühe aufwendet? </text:p>
          </table:table-cell>
          <table:table-cell office:value-type="string" calcext:value-type="string">
            <text:p>And how is a corrupt mind cleaned by applying effor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3.3</text:p>
          </table:table-cell>
          <table:table-cell office:value-type="string" calcext:value-type="string">
            <text:p>Idha, visākhe, ariyasāvako attano sīlāni anussarati akhaṇḍāni acchiddāni asabalāni akammāsāni bhujissāni viññuppasatthāni aparāmaṭṭhāni samādhisaṁvattanikāni. </text:p>
          </table:table-cell>
          <table:table-cell office:value-type="string" calcext:value-type="string">
            <text:p>Es ist, wenn ein edler Schüler sich auf sein eigenes ethisches Verhalten besinnt, das ungebrochen ist, tadellos, makellos und unbeschädigt; es ist befreiend, wird von vernünftigen Menschen gepriesen, ist nicht fehlgeleitet und führt in die Versenkung. </text:p>
          </table:table-cell>
          <table:table-cell office:value-type="string" calcext:value-type="string">
            <text:p>It’s when a noble disciple recollects their own ethical conduct, which is unbroken, impeccable, spotless, and unmarred, liberating, praised by sensible people, not mistaken, and leading to immersion.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3.4</text:p>
          </table:table-cell>
          <table:table-cell office:value-type="string" calcext:value-type="string">
            <text:p>Tassa sīlaṁ anussarato cittaṁ pasīdati, pāmojjaṁ uppajjati, ye cittassa upakkilesā te pahīyanti, seyyathāpi, visākhe, upakkiliṭṭhassa ādāsassa upakkamena pariyodapanā hoti. </text:p>
          </table:table-cell>
          <table:table-cell office:value-type="string" calcext:value-type="string">
            <text:p>Während er sich auf sein ethisches Verhalten besinnt, wird sein Geist klar, Freude kommt auf und die geistigen Unreinheiten lösen sich auf. Es ist, wie wenn man einen schmutzigen Spiegel putzt, indem man Mühe aufwendet. </text:p>
          </table:table-cell>
          <table:table-cell office:value-type="string" calcext:value-type="string">
            <text:p>As they recollect their ethical conduct, their mind becomes clear, joy arises, and mental corruptions are given up. It’s just like cleaning a dirty mirror by applying effor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14.1</text:p>
          </table:table-cell>
          <table:table-cell office:value-type="string" calcext:value-type="string">
            <text:p>Kathañca, visākhe, upakkiliṭṭhassa ādāsassa upakkamena pariyodapanā hoti? </text:p>
          </table:table-cell>
          <table:table-cell office:value-type="string" calcext:value-type="string">
            <text:p>Und wie putzt man einen schmutzigen Spiegel, indem man Mühe aufwendet? </text:p>
          </table:table-cell>
          <table:table-cell office:value-type="string" calcext:value-type="string">
            <text:p>And how is a dirty mirror cleaned by applying effor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3_627, sc14, sya20.269, vri35.239</text:p>
          </table:table-cell>
          <table:table-cell/>
        </table:table-row>
        <table:table-row table:style-name="ro1">
          <table:table-cell office:value-type="string" calcext:value-type="string">
            <text:p>an3.70:14.2</text:p>
          </table:table-cell>
          <table:table-cell office:value-type="string" calcext:value-type="string">
            <text:p>Telañca paṭicca, chārikañca paṭicca, vālaṇḍupakañca paṭicca, purisassa ca tajjaṁ vāyāmaṁ paṭicca. </text:p>
          </table:table-cell>
          <table:table-cell office:value-type="string" calcext:value-type="string">
            <text:p>Mit Öl, Asche, einem zusammengerollten Tuch und indem man die entsprechende Mühe aufwendet. </text:p>
          </table:table-cell>
          <table:table-cell office:value-type="string" calcext:value-type="string">
            <text:p>With oil, ash, a rolled-up cloth, and by applying the appropriate effor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4.3</text:p>
          </table:table-cell>
          <table:table-cell office:value-type="string" calcext:value-type="string">
            <text:p>Evaṁ kho, visākhe, upakkiliṭṭhassa ādāsassa upakkamena pariyodapanā hoti. </text:p>
          </table:table-cell>
          <table:table-cell office:value-type="string" calcext:value-type="string">
            <text:p>So putzt man einen schmutzigen Spiegel, indem man Mühe aufwendet. </text:p>
          </table:table-cell>
          <table:table-cell office:value-type="string" calcext:value-type="string">
            <text:p>That’s how a dirty mirror is cleaned by applying effor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4.4</text:p>
          </table:table-cell>
          <table:table-cell office:value-type="string" calcext:value-type="string">
            <text:p>Evamevaṁ kho, visākhe, upakkiliṭṭhassa cittassa upakkamena pariyodapanā hoti. </text:p>
          </table:table-cell>
          <table:table-cell office:value-type="string" calcext:value-type="string">
            <text:p>Ebenso wird ein unreiner Geist geläutert, indem man Mühe aufwendet. </text:p>
          </table:table-cell>
          <table:table-cell office:value-type="string" calcext:value-type="string">
            <text:p>In the same way, a corrupt mind is cleaned by applying effor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15.1</text:p>
          </table:table-cell>
          <table:table-cell office:value-type="string" calcext:value-type="string">
            <text:p>Kathañca, visākhe, upakkiliṭṭhassa cittassa upakkamena pariyodapanā hoti? </text:p>
          </table:table-cell>
          <table:table-cell office:value-type="string" calcext:value-type="string">
            <text:p>Und wie läutert man einen unreinen Geist, indem man Mühe aufwendet? </text:p>
          </table:table-cell>
          <table:table-cell office:value-type="string" calcext:value-type="string">
            <text:p>And how is a corrupt mind cleaned by applying effor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272, dr20.268, ms15A3_628, pts-vp-pli1.210, sc15</text:p>
          </table:table-cell>
          <table:table-cell/>
        </table:table-row>
        <table:table-row table:style-name="ro1">
          <table:table-cell office:value-type="string" calcext:value-type="string">
            <text:p>an3.70:15.2</text:p>
          </table:table-cell>
          <table:table-cell office:value-type="string" calcext:value-type="string">
            <text:p>Idha, visākhe, ariyasāvako attano sīlāni anussarati akhaṇḍāni …pe… samādhisaṁvattanikāni. </text:p>
          </table:table-cell>
          <table:table-cell office:value-type="string" calcext:value-type="string">
            <text:p>Es ist, wenn ein edler Schüler sich auf sein eigenes ethisches Verhalten besinnt, das ungebrochen ist, tadellos, makellos und unbeschädigt; es ist befreiend, wird von vernünftigen Menschen gepriesen, ist nicht fehlgeleitet und führt in die Versenkung. </text:p>
          </table:table-cell>
          <table:table-cell office:value-type="string" calcext:value-type="string">
            <text:p>It’s when a noble disciple recollects their own ethical conduct, which is unbroken, impeccable, spotless, and unmarred, liberating, praised by sensible people, not mistaken, and leading to immersion.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5.3</text:p>
          </table:table-cell>
          <table:table-cell office:value-type="string" calcext:value-type="string">
            <text:p>Tassa sīlaṁ anussarato cittaṁ pasīdati, pāmojjaṁ uppajjati, ye cittassa upakkilesā te pahīyanti. </text:p>
          </table:table-cell>
          <table:table-cell office:value-type="string" calcext:value-type="string">
            <text:p>Während er sich auf sein ethisches Verhalten besinnt, wird sein Geist klar, Freude kommt auf und die geistigen Unreinheiten lösen sich auf. </text:p>
          </table:table-cell>
          <table:table-cell office:value-type="string" calcext:value-type="string">
            <text:p>As they recollect their ethical conduct, their mind becomes clear, joy arises, and mental corruptions are given up.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5.4</text:p>
          </table:table-cell>
          <table:table-cell office:value-type="string" calcext:value-type="string">
            <text:p>Ayaṁ vuccati, visākhe, ‘ariyasāvako sīluposathaṁ upavasati, sīlena saddhiṁ saṁvasati, sīlañcassa ārabbha cittaṁ pasīdati, pāmojjaṁ uppajjati, ye cittassa upakkilesā te pahīyanti’. </text:p>
          </table:table-cell>
          <table:table-cell office:value-type="string" calcext:value-type="string">
            <text:p>Das nennt man einen edlen Schüler, der den Besinnungstag des ethischen Verhaltens einhält, der mit ethischem Verhalten lebt, der an ethisches Verhalten denkt, dessen Geist dadurch klar wird, bei dem Freude aufkommt und die geistigen Unreinheiten sich auflösen. </text:p>
          </table:table-cell>
          <table:table-cell office:value-type="string" calcext:value-type="string">
            <text:p>This is called: ‘A noble disciple who observes the sabbath of ethical conduct, living together with ethics. And because they think of their ethical conduct their mind becomes clear, joy arises, and mental corruptions are given up.’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5.5</text:p>
          </table:table-cell>
          <table:table-cell office:value-type="string" calcext:value-type="string">
            <text:p>Evaṁ kho, visākhe, upakkiliṭṭhassa cittassa upakkamena pariyodapanā hoti. (3.4) </text:p>
          </table:table-cell>
          <table:table-cell office:value-type="string" calcext:value-type="string">
            <text:p>So läutert man einen unreinen Geist, indem man Mühe aufwendet. </text:p>
          </table:table-cell>
          <table:table-cell office:value-type="string" calcext:value-type="string">
            <text:p>That’s how a corrupt mind is cleaned by applying effor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16.1</text:p>
          </table:table-cell>
          <table:table-cell office:value-type="string" calcext:value-type="string">
            <text:p>Upakkiliṭṭhassa, visākhe, cittassa upakkamena pariyodapanā hoti. </text:p>
          </table:table-cell>
          <table:table-cell office:value-type="string" calcext:value-type="string">
            <text:p>Ein unreiner Geist wird geläutert, indem man Mühe aufwendet. </text:p>
          </table:table-cell>
          <table:table-cell office:value-type="string" calcext:value-type="string">
            <text:p>A corrupt mind is cleaned by applying effor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374, cck20.273, csp1ed15.211, csp2ed15.211, ms15A3_629, ndp16.195, sc16, sya20.270</text:p>
          </table:table-cell>
          <table:table-cell/>
        </table:table-row>
        <table:table-row table:style-name="ro1">
          <table:table-cell office:value-type="string" calcext:value-type="string">
            <text:p>an3.70:16.2</text:p>
          </table:table-cell>
          <table:table-cell office:value-type="string" calcext:value-type="string">
            <text:p>Kathañca, visākhe, upakkiliṭṭhassa cittassa upakkamena pariyodapanā hoti? </text:p>
          </table:table-cell>
          <table:table-cell office:value-type="string" calcext:value-type="string">
            <text:p>Und wie läutert man einen unreinen Geist, indem man Mühe aufwendet? </text:p>
          </table:table-cell>
          <table:table-cell office:value-type="string" calcext:value-type="string">
            <text:p>And how is a corrupt mind cleaned by applying effor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6.3</text:p>
          </table:table-cell>
          <table:table-cell office:value-type="string" calcext:value-type="string">
            <text:p>Idha, visākhe, ariyasāvako devatā anussarati: </text:p>
          </table:table-cell>
          <table:table-cell office:value-type="string" calcext:value-type="string">
            <text:p>Es ist, wenn sich eine edle Schülerin auf die Gottheiten besinnt: </text:p>
          </table:table-cell>
          <table:table-cell office:value-type="string" calcext:value-type="string">
            <text:p>It’s when a noble disciple recollects the deitie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6.4</text:p>
          </table:table-cell>
          <table:table-cell office:value-type="string" calcext:value-type="string">
            <text:p>‘santi devā cātumahārājikā, santi devā tāvatiṁsā, santi devā yāmā, santi devā tusitā, santi devā nimmānaratino, santi devā paranimmitavasavattino, santi devā brahmakāyikā, santi devā tatuttari. </text:p>
          </table:table-cell>
          <table:table-cell office:value-type="string" calcext:value-type="string">
            <text:p>‚Es gibt die Götter der Vier Großen Könige, die Götter der Dreiunddreißig, die Yama-Götter, die Freudvollen Götter, die Götter, die gerne erschaffen, die Götter, die über die Schöpfungen anderer herrschen, die Götter aus Brahmās Gefolge und Götter, die noch darüber stehen. </text:p>
          </table:table-cell>
          <table:table-cell office:value-type="string" calcext:value-type="string">
            <text:p>‘There are the Gods of the Four Great Kings, the Gods of the Thirty-Three, the Gods of Yama, the Joyful Gods, the Gods Who Love to Create, the Gods Who Control the Creations of Others, the Gods of Brahmā’s Host, and gods even higher than these.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cātumahārājikā → cātummahārājikā (bj, sya-all, km, pts1ed) | tatuttari → tatuttariṁ (bj, pts1ed); taduttari (sya-all)</text:p>
          </table:table-cell>
        </table:table-row>
        <table:table-row table:style-name="ro1">
          <table:table-cell office:value-type="string" calcext:value-type="string">
            <text:p>an3.70:16.5</text:p>
          </table:table-cell>
          <table:table-cell office:value-type="string" calcext:value-type="string">
            <text:p>Yathārūpāya saddhāya samannāgatā tā devatā ito cutā tatthupapannā, mayhampi tathārūpā saddhā saṁvijjati. </text:p>
          </table:table-cell>
          <table:table-cell office:value-type="string" calcext:value-type="string">
            <text:p>Nachdem diese Gottheiten von hier abgeschieden sind, wurden sie aufgrund ihres Vertrauens, ihrer Ethik, ihrer Gelehrsamkeit, ihrer Großzügigkeit und ihrer Weisheit dort wiedergeboren. Auch ich besitze die gleiche Art von Vertrauen, Ethik, Gelehrsamkeit, Großzügigkeit und Weisheit.‘ </text:p>
          </table:table-cell>
          <table:table-cell office:value-type="string" calcext:value-type="string">
            <text:p>When those deities passed away from here, they were reborn there because of their faith, ethics, learning, generosity, and wisdom. I, too, have the same kind of faith, ethics, learning, generosity, and wisdom.’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tatthupapannā → tattha upapannā (bj); tatthūpapannā (sya2ed); tatthuppannā (pts1ed)</text:p>
          </table:table-cell>
        </table:table-row>
        <table:table-row table:style-name="ro1">
          <table:table-cell office:value-type="string" calcext:value-type="string">
            <text:p>an3.70:16.6</text:p>
          </table:table-cell>
          <table:table-cell office:value-type="string" calcext:value-type="string">
            <text:p>Yathārūpena sīlena samannāgatā tā devatā ito cutā tatthupapannā, mayhampi tathārūpaṁ sīlaṁ saṁvijjati.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6.7</text:p>
          </table:table-cell>
          <table:table-cell office:value-type="string" calcext:value-type="string">
            <text:p>Yathārūpena sutena samannāgatā tā devatā ito cutā tatthupapannā, mayhampi tathārūpaṁ sutaṁ saṁvijjati.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6.8</text:p>
          </table:table-cell>
          <table:table-cell office:value-type="string" calcext:value-type="string">
            <text:p>Yathārūpena cāgena samannāgatā tā devatā ito cutā tatthupapannā, mayhampi tathārūpo cāgo saṁvijjati.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6.9</text:p>
          </table:table-cell>
          <table:table-cell office:value-type="string" calcext:value-type="string">
            <text:p>Yathārūpāya paññāya samannāgatā tā devatā ito cutā tatthupapannā, mayhampi tathārūpā paññā saṁvijjatī’ti.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6.10</text:p>
          </table:table-cell>
          <table:table-cell office:value-type="string" calcext:value-type="string">
            <text:p>Tassa attano ca tāsañca devatānaṁ saddhañca sīlañca sutañca cāgañca paññañca anussarato cittaṁ pasīdati, pāmojjaṁ uppajjati, ye cittassa upakkilesā te pahīyanti, seyyathāpi, visākhe, upakkiliṭṭhassa jātarūpassa upakkamena pariyodapanā hoti. </text:p>
          </table:table-cell>
          <table:table-cell office:value-type="string" calcext:value-type="string">
            <text:p>Während sie sich auf das Vertrauen, die Ethik, die Gelehrsamkeit, die Großzügigkeit und die Weisheit sowohl bei sich selbst als auch bei diesen Gottheiten besinnt, wird ihr Geist klar, Freude kommt auf und die geistigen Unreinheiten lösen sich auf. Es ist, wie wenn man unreines Gold reinigt, indem man Mühe aufwendet. </text:p>
          </table:table-cell>
          <table:table-cell office:value-type="string" calcext:value-type="string">
            <text:p>As they recollect the faith, ethics, learning, generosity, and wisdom of both themselves and those deities, their mind becomes clear, joy arises, and mental corruptions are given up. It’s just like cleaning dirty gold by applying effor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17.1</text:p>
          </table:table-cell>
          <table:table-cell office:value-type="string" calcext:value-type="string">
            <text:p>Kathañca, visākhe, upakkiliṭṭhassa jātarūpassa upakkamena pariyodapanā hoti? </text:p>
          </table:table-cell>
          <table:table-cell office:value-type="string" calcext:value-type="string">
            <text:p>Und wie reinigt man unreines Gold, indem man Mühe aufwendet? </text:p>
          </table:table-cell>
          <table:table-cell office:value-type="string" calcext:value-type="string">
            <text:p>And how is dirty gold cleaned by applying effor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269, ms15A3_630, sc17, vri35.240</text:p>
          </table:table-cell>
          <table:table-cell/>
        </table:table-row>
        <table:table-row table:style-name="ro1">
          <table:table-cell office:value-type="string" calcext:value-type="string">
            <text:p>an3.70:17.2</text:p>
          </table:table-cell>
          <table:table-cell office:value-type="string" calcext:value-type="string">
            <text:p>Ukkañca paṭicca, loṇañca paṭicca, gerukañca paṭicca, nāḷikasaṇḍāsañca paṭicca, purisassa ca tajjaṁ vāyāmaṁ paṭicca. </text:p>
          </table:table-cell>
          <table:table-cell office:value-type="string" calcext:value-type="string">
            <text:p>Mit einem Schmelzofen, Fließmittel, einem Blasebalg und einer Zange und indem man die entsprechende Mühe aufwendet. </text:p>
          </table:table-cell>
          <table:table-cell office:value-type="string" calcext:value-type="string">
            <text:p>With a furnace, flux, a blowpipe, and tongs, and by applying the appropriate effort.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gerukañca paṭicca, nāḷikasaṇḍāsañca → nāḷikañca paṭicca saṇḍāsañca (pts1ed, mr)</text:p>
          </table:table-cell>
        </table:table-row>
        <table:table-row table:style-name="ro1">
          <table:table-cell office:value-type="string" calcext:value-type="string">
            <text:p>an3.70:17.3</text:p>
          </table:table-cell>
          <table:table-cell office:value-type="string" calcext:value-type="string">
            <text:p>Evaṁ kho, visākhe, upakkiliṭṭhassa jātarūpassa upakkamena pariyodapanā hoti. </text:p>
          </table:table-cell>
          <table:table-cell office:value-type="string" calcext:value-type="string">
            <text:p>So reinigt man unreines Gold, indem man Mühe aufwendet. </text:p>
          </table:table-cell>
          <table:table-cell office:value-type="string" calcext:value-type="string">
            <text:p>That’s how dirty gold is cleaned by applying effor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7.4</text:p>
          </table:table-cell>
          <table:table-cell office:value-type="string" calcext:value-type="string">
            <text:p>Evamevaṁ kho, visākhe, upakkiliṭṭhassa cittassa upakkamena pariyodapanā hoti. </text:p>
          </table:table-cell>
          <table:table-cell office:value-type="string" calcext:value-type="string">
            <text:p>Ebenso wird ein unreiner Geist geläutert, indem man Mühe aufwendet. </text:p>
          </table:table-cell>
          <table:table-cell office:value-type="string" calcext:value-type="string">
            <text:p>In the same way, a corrupt mind is cleaned by applying effor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18.1</text:p>
          </table:table-cell>
          <table:table-cell office:value-type="string" calcext:value-type="string">
            <text:p>Kathañca, visākhe, upakkiliṭṭhassa cittassa upakkamena pariyodapanā hoti? </text:p>
          </table:table-cell>
          <table:table-cell office:value-type="string" calcext:value-type="string">
            <text:p>Und wie läutert man einen unreinen Geist, indem man Mühe aufwendet? </text:p>
          </table:table-cell>
          <table:table-cell office:value-type="string" calcext:value-type="string">
            <text:p>And how is a corrupt mind cleaned by applying effor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274, ms15A3_631, pts-vp-pli1.211, sc18, sya20.271</text:p>
          </table:table-cell>
          <table:table-cell/>
        </table:table-row>
        <table:table-row table:style-name="ro1">
          <table:table-cell office:value-type="string" calcext:value-type="string">
            <text:p>an3.70:18.2</text:p>
          </table:table-cell>
          <table:table-cell office:value-type="string" calcext:value-type="string">
            <text:p>Idha, visākhe, ariyasāvako devatā anussarati: </text:p>
          </table:table-cell>
          <table:table-cell office:value-type="string" calcext:value-type="string">
            <text:p>Es ist, wenn sich eine edle Schülerin auf die Gottheiten besinnt: </text:p>
          </table:table-cell>
          <table:table-cell office:value-type="string" calcext:value-type="string">
            <text:p>It’s when a noble disciple recollects the deitie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8.3</text:p>
          </table:table-cell>
          <table:table-cell office:value-type="string" calcext:value-type="string">
            <text:p>‘santi devā cātumahārājikā, santi devā tāvatiṁsā …pe… santi devā tatuttari. </text:p>
          </table:table-cell>
          <table:table-cell office:value-type="string" calcext:value-type="string">
            <text:p>‚Es gibt die Götter der Vier Großen Könige, die Götter der Dreiunddreißig, die Yama-Götter, die Freudvollen Götter, die Götter, die gerne erschaffen, die Götter, die über die Schöpfungen anderer herrschen, die Götter aus Brahmās Gefolge und Götter, die noch darüber stehen. </text:p>
          </table:table-cell>
          <table:table-cell office:value-type="string" calcext:value-type="string">
            <text:p>‘There are the Gods of the Four Great Kings, the Gods of the Thirty-Three, the Gods of Yama, the Joyful Gods, the Gods Who Love to Create, the Gods Who Control the Creations of Others, the Gods of Brahmā’s Host, and gods even higher than thes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8.4</text:p>
          </table:table-cell>
          <table:table-cell office:value-type="string" calcext:value-type="string">
            <text:p>Yathārūpāya saddhāya samannāgatā tā devatā ito cutā tatthupapannā, mayhampi tathārūpā saddhā saṁvijjati. Yathārūpena sīlena … sutena … cāgena … paññāya samannāgatā tā devatā ito cutā tatthupapannā, mayhampi tathārūpā paññā saṁvijjatī’ti. </text:p>
          </table:table-cell>
          <table:table-cell office:value-type="string" calcext:value-type="string">
            <text:p>Nachdem diese Gottheiten von hier abgeschieden sind, wurden sie aufgrund ihres Vertrauens, ihrer Ethik, ihrer Gelehrsamkeit, ihrer Großzügigkeit und ihrer Weisheit dort wiedergeboren. Auch ich besitze die gleiche Art von Vertrauen, Ethik, Gelehrsamkeit, Großzügigkeit und Weisheit.‘ </text:p>
          </table:table-cell>
          <table:table-cell office:value-type="string" calcext:value-type="string">
            <text:p>When those deities passed away from here, they were reborn there because of their faith, ethics, learning, generosity, and wisdom. I, too, have the same kind of faith, ethics, learning, generosity, and wisdom.’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8.5</text:p>
          </table:table-cell>
          <table:table-cell office:value-type="string" calcext:value-type="string">
            <text:p>Tassa attano ca tāsañca devatānaṁ saddhañca sīlañca sutañca cāgañca paññañca anussarato cittaṁ pasīdati, pāmojjaṁ uppajjati, ye cittassa upakkilesā te pahīyanti. </text:p>
          </table:table-cell>
          <table:table-cell office:value-type="string" calcext:value-type="string">
            <text:p>Während sie sich auf das Vertrauen, die Ethik, die Gelehrsamkeit, die Großzügigkeit und die Weisheit sowohl bei sich selbst als auch bei diesen Gottheiten besinnt, wird ihr Geist klar, Freude kommt auf und die geistigen Unreinheiten lösen sich auf. </text:p>
          </table:table-cell>
          <table:table-cell office:value-type="string" calcext:value-type="string">
            <text:p>As they recollect the faith, ethics, learning, generosity, and wisdom of both themselves and those deities, their mind becomes clear, joy arises, and mental corruptions are given up.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8.6</text:p>
          </table:table-cell>
          <table:table-cell office:value-type="string" calcext:value-type="string">
            <text:p>Ayaṁ vuccati, visākhe, ‘ariyasāvako devatuposathaṁ upavasati, devatāhi saddhiṁ saṁvasati, devatā ārabbha cittaṁ pasīdati, pāmojjaṁ uppajjati, ye cittassa upakkilesā te pahīyanti’. </text:p>
          </table:table-cell>
          <table:table-cell office:value-type="string" calcext:value-type="string">
            <text:p>Das nennt man eine edle Schülerin, die den Besinnungstag der Gottheiten einhält, die mit den Gottheiten lebt, die an die Gottheiten denkt, deren Geist dadurch klar wird, bei der Freude aufkommt und die geistigen Unreinheiten sich auflösen. </text:p>
          </table:table-cell>
          <table:table-cell office:value-type="string" calcext:value-type="string">
            <text:p>This is called: ‘A noble disciple who observes the sabbath of the deities, living together with the deities. And because they think of the deities their mind becomes clear, joy arises, and mental corruptions are given up.’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8.7</text:p>
          </table:table-cell>
          <table:table-cell office:value-type="string" calcext:value-type="string">
            <text:p>Evaṁ kho, visākhe, upakkiliṭṭhassa cittassa upakkamena pariyodapanā hoti. (3.5) </text:p>
          </table:table-cell>
          <table:table-cell office:value-type="string" calcext:value-type="string">
            <text:p>So läutert man einen unreinen Geist, indem man Mühe aufwendet. </text:p>
          </table:table-cell>
          <table:table-cell office:value-type="string" calcext:value-type="string">
            <text:p>That’s how a corrupt mind is cleaned by applying effor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19.1</text:p>
          </table:table-cell>
          <table:table-cell office:value-type="string" calcext:value-type="string">
            <text:p>Sa kho so, visākhe, ariyasāvako iti paṭisañcikkhati: </text:p>
          </table:table-cell>
          <table:table-cell office:value-type="string" calcext:value-type="string">
            <text:p>Dann überlegt dieser edle Schüler: </text:p>
          </table:table-cell>
          <table:table-cell office:value-type="string" calcext:value-type="string">
            <text:p>Then that noble disciple reflect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376, csp1ed15.212, csp2ed15.212, dr20.270, ms15A3_632, sc19</text:p>
          </table:table-cell>
          <table:table-cell/>
        </table:table-row>
        <table:table-row table:style-name="ro1">
          <table:table-cell office:value-type="string" calcext:value-type="string">
            <text:p>an3.70:19.2</text:p>
          </table:table-cell>
          <table:table-cell office:value-type="string" calcext:value-type="string">
            <text:p>‘yāvajīvaṁ arahanto pāṇātipātaṁ pahāya pāṇātipātā paṭiviratā nihitadaṇḍā nihitasatthā lajjī dayāpannā sabbapāṇabhūtahitānukampī viharanti; </text:p>
          </table:table-cell>
          <table:table-cell office:value-type="string" calcext:value-type="string">
            <text:p>‚Solange sie leben, geben die Vollendeten das Töten lebender Geschöpfe auf und verzichten auf Stock und Schwert. Sie sind gewissenhaft und gütig und leben voller Anteilnahme für alle Lebewesen. </text:p>
          </table:table-cell>
          <table:table-cell office:value-type="string" calcext:value-type="string">
            <text:p>‘As long as they live, the perfected ones give up killing living creatures, renouncing the rod and the sword. They are scrupulous and kind, and live full of compassion for all living being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9.3</text:p>
          </table:table-cell>
          <table:table-cell office:value-type="string" calcext:value-type="string">
            <text:p>ahampajja imañca rattiṁ imañca divasaṁ pāṇātipātaṁ pahāya pāṇātipātā paṭivirato nihitadaṇḍo nihitasattho lajjī dayāpanno sabbapāṇabhūtahitānukampī viharāmi. </text:p>
          </table:table-cell>
          <table:table-cell office:value-type="string" calcext:value-type="string">
            <text:p>Auch ich will für diesen Tag und diese Nacht das Töten lebender Geschöpfe aufgeben und auf Stock und Schwert verzichten. Ich will gewissenhaft und gütig sein und voller Anteilnahme für alle Lebewesen leben. </text:p>
          </table:table-cell>
          <table:table-cell office:value-type="string" calcext:value-type="string">
            <text:p>I, too, for this day and night will give up killing living creatures, renouncing the rod and the sword. I’ll be scrupulous and kind, and live full of compassion for all living being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19.4</text:p>
          </table:table-cell>
          <table:table-cell office:value-type="string" calcext:value-type="string">
            <text:p>Imināpi aṅgena arahataṁ anukaromi, uposatho ca me upavuttho bhavissati. </text:p>
          </table:table-cell>
          <table:table-cell office:value-type="string" calcext:value-type="string">
            <text:p>Indem ich es in dieser Hinsicht den Vollendeten gleichtue, will ich den Besinnungstag einhalten. </text:p>
          </table:table-cell>
          <table:table-cell office:value-type="string" calcext:value-type="string">
            <text:p>I will observe the sabbath by doing as the perfected ones do in this respec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20.1</text:p>
          </table:table-cell>
          <table:table-cell office:value-type="string" calcext:value-type="string">
            <text:p>Yāvajīvaṁ arahanto adinnādānaṁ pahāya adinnādānā paṭiviratā dinnādāyī dinnapāṭikaṅkhī, athenena sucibhūtena attanā viharanti; </text:p>
          </table:table-cell>
          <table:table-cell office:value-type="string" calcext:value-type="string">
            <text:p>Solange sie leben, geben die Vollendeten das Stehlen auf. Sie nehmen nur, was gegeben wird, erwarten nur, was gegeben wird. Sie sind nicht diebisch und erhalten sich rein. </text:p>
          </table:table-cell>
          <table:table-cell office:value-type="string" calcext:value-type="string">
            <text:p>As long as they live, the perfected ones give up stealing. They take only what’s given, and expect only what’s given. They keep themselves clean by not thieving.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3_633, ndp16.196, sc20, vri35.241</text:p>
          </table:table-cell>
          <table:table-cell/>
        </table:table-row>
        <table:table-row table:style-name="ro1">
          <table:table-cell office:value-type="string" calcext:value-type="string">
            <text:p>an3.70:20.2</text:p>
          </table:table-cell>
          <table:table-cell office:value-type="string" calcext:value-type="string">
            <text:p>ahampajja imañca rattiṁ imañca divasaṁ adinnādānaṁ pahāya adinnādānā paṭivirato dinnādāyī dinnapāṭikaṅkhī, athenena sucibhūtena attanā viharāmi. </text:p>
          </table:table-cell>
          <table:table-cell office:value-type="string" calcext:value-type="string">
            <text:p>Auch ich will für diesen Tag und diese Nacht das Stehlen aufgeben. Ich will nur nehmen, was gegeben wird, nur erwarten, was gegeben wird. Ich will nicht diebisch sein und mich rein erhalten. </text:p>
          </table:table-cell>
          <table:table-cell office:value-type="string" calcext:value-type="string">
            <text:p>I, too, for this day and night will give up stealing. I’ll take only what’s given, and expect only what’s given. I’ll keep myself clean by not thieving.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0.3</text:p>
          </table:table-cell>
          <table:table-cell office:value-type="string" calcext:value-type="string">
            <text:p>Imināpi aṅgena arahataṁ anukaromi, uposatho ca me upavuttho bhavissati. </text:p>
          </table:table-cell>
          <table:table-cell office:value-type="string" calcext:value-type="string">
            <text:p>Indem ich es in dieser Hinsicht den Vollendeten gleichtue, will ich den Besinnungstag einhalten. </text:p>
          </table:table-cell>
          <table:table-cell office:value-type="string" calcext:value-type="string">
            <text:p>I will observe the sabbath by doing as the perfected ones do in this respec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21.1</text:p>
          </table:table-cell>
          <table:table-cell office:value-type="string" calcext:value-type="string">
            <text:p>Yāvajīvaṁ arahanto abrahmacariyaṁ pahāya brahmacārī ārācārī viratā methunā gāmadhammā; </text:p>
          </table:table-cell>
          <table:table-cell office:value-type="string" calcext:value-type="string">
            <text:p>Solange sie leben, geben die Vollendeten die Unkeuschheit auf. Sie sind enthaltsam und abgesondert und vermeiden die übliche Praxis des Geschlechtsverkehrs. </text:p>
          </table:table-cell>
          <table:table-cell office:value-type="string" calcext:value-type="string">
            <text:p>As long as they live, the perfected ones give up unchastity. They are celibate, set apart, avoiding the common practice of sex.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275, ms15A3_634, sc21, sya20.272</text:p>
          </table:table-cell>
          <table:table-cell office:value-type="string" calcext:value-type="string">
            <text:p>ārācārī → anācārī (mr)</text:p>
          </table:table-cell>
        </table:table-row>
        <table:table-row table:style-name="ro1">
          <table:table-cell office:value-type="string" calcext:value-type="string">
            <text:p>an3.70:21.2</text:p>
          </table:table-cell>
          <table:table-cell office:value-type="string" calcext:value-type="string">
            <text:p>ahampajja imañca rattiṁ imañca divasaṁ abrahmacariyaṁ pahāya brahmacārī ārācārī virato methunā gāmadhammā. </text:p>
          </table:table-cell>
          <table:table-cell office:value-type="string" calcext:value-type="string">
            <text:p>Auch ich will für diesen Tag und diese Nacht die Unkeuschheit aufgeben. Ich will enthaltsam und abgesondert leben und die übliche Praxis des Geschlechtsverkehrs vermeiden. </text:p>
          </table:table-cell>
          <table:table-cell office:value-type="string" calcext:value-type="string">
            <text:p>I, too, for this day and night will give up unchastity. I will be celibate, set apart, avoiding the common practice of sex.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1.3</text:p>
          </table:table-cell>
          <table:table-cell office:value-type="string" calcext:value-type="string">
            <text:p>Imināpi aṅgena arahataṁ anukaromi, uposatho ca me upavuttho bhavissati. </text:p>
          </table:table-cell>
          <table:table-cell office:value-type="string" calcext:value-type="string">
            <text:p>Indem ich es in dieser Hinsicht den Vollendeten gleichtue, will ich den Besinnungstag einhalten. </text:p>
          </table:table-cell>
          <table:table-cell office:value-type="string" calcext:value-type="string">
            <text:p>I will observe the sabbath by doing as the perfected ones do in this respec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22.1</text:p>
          </table:table-cell>
          <table:table-cell office:value-type="string" calcext:value-type="string">
            <text:p>Yāvajīvaṁ arahanto musāvādaṁ pahāya musāvādā paṭiviratā saccavādī saccasandhā thetā paccayikā avisaṁvādakā lokassa; </text:p>
          </table:table-cell>
          <table:table-cell office:value-type="string" calcext:value-type="string">
            <text:p>Solange sie leben, geben die Vollendeten das Lügen auf. Sie sagen die Wahrheit und halten sich an die Wahrheit. Sie sind ehrlich und vertrauenswürdig und legen die Welt nicht mit ihren Worten herein. </text:p>
          </table:table-cell>
          <table:table-cell office:value-type="string" calcext:value-type="string">
            <text:p>As long as they live, the perfected ones give up lying. They speak the truth and stick to the truth. They’re honest and trustworthy, and don’t trick the world with their word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3_635, pts-vp-pli1.212, sc22</text:p>
          </table:table-cell>
          <table:table-cell/>
        </table:table-row>
        <table:table-row table:style-name="ro1">
          <table:table-cell office:value-type="string" calcext:value-type="string">
            <text:p>an3.70:22.2</text:p>
          </table:table-cell>
          <table:table-cell office:value-type="string" calcext:value-type="string">
            <text:p>ahampajja imañca rattiṁ imañca divasaṁ musāvādaṁ pahāya musāvādā paṭivirato saccavādī saccasandho theto paccayiko avisaṁvādako lokassa. </text:p>
          </table:table-cell>
          <table:table-cell office:value-type="string" calcext:value-type="string">
            <text:p>Auch ich will für diesen Tag und diese Nacht das Lügen aufgeben. Ich will die Wahrheit sagen und mich an die Wahrheit halten. Ich will ehrlich und vertrauenswürdig sein und will die Welt nicht mit meinen Worten hereinlegen. </text:p>
          </table:table-cell>
          <table:table-cell office:value-type="string" calcext:value-type="string">
            <text:p>I, too, for this day and night will give up lying. I’ll speak the truth and stick to the truth. I’ll be honest and trustworthy, and won’t trick the world with my word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2.3</text:p>
          </table:table-cell>
          <table:table-cell office:value-type="string" calcext:value-type="string">
            <text:p>Imināpi aṅgena arahataṁ anukaromi, uposatho ca me upavuttho bhavissati. </text:p>
          </table:table-cell>
          <table:table-cell office:value-type="string" calcext:value-type="string">
            <text:p>Indem ich es in dieser Hinsicht den Vollendeten gleichtue, will ich den Besinnungstag einhalten. </text:p>
          </table:table-cell>
          <table:table-cell office:value-type="string" calcext:value-type="string">
            <text:p>I will observe the sabbath by doing as the perfected ones do in this respec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23.1</text:p>
          </table:table-cell>
          <table:table-cell office:value-type="string" calcext:value-type="string">
            <text:p>Yāvajīvaṁ arahanto surāmerayamajjapamādaṭṭhānaṁ pahāya surāmerayamajjapamādaṭṭhānā paṭiviratā; </text:p>
          </table:table-cell>
          <table:table-cell office:value-type="string" calcext:value-type="string">
            <text:p>Solange sie leben, geben die Vollendeten das Trinken von Alkohol auf, der nachlässig macht. </text:p>
          </table:table-cell>
          <table:table-cell office:value-type="string" calcext:value-type="string">
            <text:p>As long as they live, the perfected ones give up alcoholic drinks that cause negligenc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271, ms15A3_636, sc23</text:p>
          </table:table-cell>
          <table:table-cell/>
        </table:table-row>
        <table:table-row table:style-name="ro1">
          <table:table-cell office:value-type="string" calcext:value-type="string">
            <text:p>an3.70:23.2</text:p>
          </table:table-cell>
          <table:table-cell office:value-type="string" calcext:value-type="string">
            <text:p>ahampajja imañca rattiṁ imañca divasaṁ surāmerayamajjapamādaṭṭhānaṁ pahāya surāmerayamajjapamādaṭṭhānā paṭivirato. </text:p>
          </table:table-cell>
          <table:table-cell office:value-type="string" calcext:value-type="string">
            <text:p>Auch ich will für diesen Tag und diese Nacht das Trinken von Alkohol aufgeben, der nachlässig macht. </text:p>
          </table:table-cell>
          <table:table-cell office:value-type="string" calcext:value-type="string">
            <text:p>I, too, for this day and night will give up alcoholic drinks that cause negligenc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3.3</text:p>
          </table:table-cell>
          <table:table-cell office:value-type="string" calcext:value-type="string">
            <text:p>Imināpi aṅgena arahataṁ anukaromi, uposatho ca me upavuttho bhavissati. </text:p>
          </table:table-cell>
          <table:table-cell office:value-type="string" calcext:value-type="string">
            <text:p>Indem ich es in dieser Hinsicht den Vollendeten gleichtue, will ich den Besinnungstag einhalten. </text:p>
          </table:table-cell>
          <table:table-cell office:value-type="string" calcext:value-type="string">
            <text:p>I will observe the sabbath by doing as the perfected ones do in this respec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24.1</text:p>
          </table:table-cell>
          <table:table-cell office:value-type="string" calcext:value-type="string">
            <text:p>Yāvajīvaṁ arahanto ekabhattikā rattūparatā viratā vikālabhojanā; </text:p>
          </table:table-cell>
          <table:table-cell office:value-type="string" calcext:value-type="string">
            <text:p>Solange sie leben, essen die Vollendeten zu einer Tageszeit und verzichten auf das Essen bei Nacht und zur falschen Zeit. </text:p>
          </table:table-cell>
          <table:table-cell office:value-type="string" calcext:value-type="string">
            <text:p>As long as they live, the perfected ones eat in one part of the day, abstaining from eating at night and from food at the wrong tim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3_637, sc24</text:p>
          </table:table-cell>
          <table:table-cell/>
        </table:table-row>
        <table:table-row table:style-name="ro1">
          <table:table-cell office:value-type="string" calcext:value-type="string">
            <text:p>an3.70:24.2</text:p>
          </table:table-cell>
          <table:table-cell office:value-type="string" calcext:value-type="string">
            <text:p>ahampajja imañca rattiṁ imañca divasaṁ ekabhattiko rattūparato virato vikālabhojanā. </text:p>
          </table:table-cell>
          <table:table-cell office:value-type="string" calcext:value-type="string">
            <text:p>Auch ich will für diesen Tag und diese Nacht zu einer Tageszeit essen und auf das Essen bei Nacht und zur falschen Zeit verzichten. </text:p>
          </table:table-cell>
          <table:table-cell office:value-type="string" calcext:value-type="string">
            <text:p>I, too, for this day and night will eat in one part of the day, abstaining from eating at night and food at the wrong tim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4.3</text:p>
          </table:table-cell>
          <table:table-cell office:value-type="string" calcext:value-type="string">
            <text:p>Imināpi aṅgena arahataṁ anukaromi, uposatho ca me upavuttho bhavissati. </text:p>
          </table:table-cell>
          <table:table-cell office:value-type="string" calcext:value-type="string">
            <text:p>Indem ich es in dieser Hinsicht den Vollendeten gleichtue, will ich den Besinnungstag einhalten. </text:p>
          </table:table-cell>
          <table:table-cell office:value-type="string" calcext:value-type="string">
            <text:p>I will observe the sabbath by doing as the perfected ones do in this respec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25.1</text:p>
          </table:table-cell>
          <table:table-cell office:value-type="string" calcext:value-type="string">
            <text:p>Yāvajīvaṁ arahanto naccagītavāditavisūkadassanamālāgandhavilepanadhāraṇamaṇḍanavibhūsanaṭṭhānā paṭiviratā; </text:p>
          </table:table-cell>
          <table:table-cell office:value-type="string" calcext:value-type="string">
            <text:p>Solange sie leben, meiden die Vollendeten Tanz, Gesang, Musik und den Besuch von Shows; sie vermeiden, sich mit Girlanden, Parfüm und Make-up zu verschönern und zu schmücken. </text:p>
          </table:table-cell>
          <table:table-cell office:value-type="string" calcext:value-type="string">
            <text:p>As long as they live, the perfected ones avoid dancing, singing, music, and seeing shows; and beautifying and adorning themselves with garlands, fragrance, and makeup.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276, csp1ed15.213, csp2ed15.213, ms15A3_638, sc25</text:p>
          </table:table-cell>
          <table:table-cell/>
        </table:table-row>
        <table:table-row table:style-name="ro1">
          <table:table-cell office:value-type="string" calcext:value-type="string">
            <text:p>an3.70:25.2</text:p>
          </table:table-cell>
          <table:table-cell office:value-type="string" calcext:value-type="string">
            <text:p>ahampajja imañca rattiṁ imañca divasaṁ naccagītavāditavisūkadassanamālāgandhavilepanadhāraṇamaṇḍanavibhūsanaṭṭhānā paṭivirato. </text:p>
          </table:table-cell>
          <table:table-cell office:value-type="string" calcext:value-type="string">
            <text:p>Auch ich will für diesen Tag und diese Nacht Tanz, Gesang, Musik und den Besuch von Shows meiden; ich will vermeiden, mich mit Girlanden, Parfüm und Make-up zu verschönern und zu schmücken. </text:p>
          </table:table-cell>
          <table:table-cell office:value-type="string" calcext:value-type="string">
            <text:p>I, too, for this day and night will avoid dancing, singing, music, and seeing shows; and beautifying and adorning myself with garlands, fragrance, and makeup.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5.3</text:p>
          </table:table-cell>
          <table:table-cell office:value-type="string" calcext:value-type="string">
            <text:p>Imināpi aṅgena arahataṁ anukaromi, uposatho ca me upavuttho bhavissati. </text:p>
          </table:table-cell>
          <table:table-cell office:value-type="string" calcext:value-type="string">
            <text:p>Indem ich es in dieser Hinsicht den Vollendeten gleichtue, will ich den Besinnungstag einhalten. </text:p>
          </table:table-cell>
          <table:table-cell office:value-type="string" calcext:value-type="string">
            <text:p>I will observe the sabbath by doing as the perfected ones do in this respec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26.1</text:p>
          </table:table-cell>
          <table:table-cell office:value-type="string" calcext:value-type="string">
            <text:p>Yāvajīvaṁ arahanto uccāsayanamahāsayanaṁ pahāya uccāsayanamahāsayanā paṭiviratā nīcaseyyaṁ kappenti mañcake vā tiṇasanthārake vā; </text:p>
          </table:table-cell>
          <table:table-cell office:value-type="string" calcext:value-type="string">
            <text:p>Solange sie leben, geben die Vollendeten hohe und üppige Betten auf. Sie schlafen an einem niedrigen Platz, entweder auf einer Liege oder einer Strohmatte. </text:p>
          </table:table-cell>
          <table:table-cell office:value-type="string" calcext:value-type="string">
            <text:p>As long as they live, the perfected ones give up high and luxurious beds. They sleep in a low place, either a cot or a straw ma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378, ms15A3_639, sc26, sya20.273, vri35.242</text:p>
          </table:table-cell>
          <table:table-cell/>
        </table:table-row>
        <table:table-row table:style-name="ro1">
          <table:table-cell office:value-type="string" calcext:value-type="string">
            <text:p>an3.70:26.2</text:p>
          </table:table-cell>
          <table:table-cell office:value-type="string" calcext:value-type="string">
            <text:p>ahampajja imañca rattiṁ imañca divasaṁ uccāsayanamahāsayanaṁ pahāya uccāsayanamahāsayanā paṭivirato nīcaseyyaṁ kappemi mañcake vā tiṇasanthārake vā. </text:p>
          </table:table-cell>
          <table:table-cell office:value-type="string" calcext:value-type="string">
            <text:p>Auch ich will für diesen Tag und diese Nacht hohe und üppige Betten aufgeben. Ich will an einem niedrigen Platz schlafen, entweder auf einer Liege oder einer Strohmatte. </text:p>
          </table:table-cell>
          <table:table-cell office:value-type="string" calcext:value-type="string">
            <text:p>I, too, for this day and night will give up high and luxurious beds. I’ll sleep in a low place, either a cot or a straw ma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6.3</text:p>
          </table:table-cell>
          <table:table-cell office:value-type="string" calcext:value-type="string">
            <text:p>Imināpi aṅgena arahataṁ anukaromi, uposatho ca me upavuttho bhavissatī’ti. </text:p>
          </table:table-cell>
          <table:table-cell office:value-type="string" calcext:value-type="string">
            <text:p>Indem ich es in dieser Hinsicht den Vollendeten gleichtue, will ich den Besinnungstag einhalten.‘ </text:p>
          </table:table-cell>
          <table:table-cell office:value-type="string" calcext:value-type="string">
            <text:p>I will observe the sabbath by doing as the perfected ones do in this respect.’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27.1</text:p>
          </table:table-cell>
          <table:table-cell office:value-type="string" calcext:value-type="string">
            <text:p>Evaṁ kho, visākhe, ariyuposatho hoti. </text:p>
          </table:table-cell>
          <table:table-cell office:value-type="string" calcext:value-type="string">
            <text:p>Das ist der Besinnungstag der Edlen. </text:p>
          </table:table-cell>
          <table:table-cell office:value-type="string" calcext:value-type="string">
            <text:p>That’s the sabbath of the noble on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3_640, ndp16.197, sc27</text:p>
          </table:table-cell>
          <table:table-cell/>
        </table:table-row>
        <table:table-row table:style-name="ro1">
          <table:table-cell office:value-type="string" calcext:value-type="string">
            <text:p>an3.70:27.2</text:p>
          </table:table-cell>
          <table:table-cell office:value-type="string" calcext:value-type="string">
            <text:p>Evaṁ upavuttho kho, visākhe, ariyuposatho mahapphalo hoti mahānisaṁso mahājutiko mahāvipphāro. </text:p>
          </table:table-cell>
          <table:table-cell office:value-type="string" calcext:value-type="string">
            <text:p>Wenn so der Besinnungstag der Edlen eingehalten wird, ist das sehr fruchtbar und segensreich und glänzend und reichlich. </text:p>
          </table:table-cell>
          <table:table-cell office:value-type="string" calcext:value-type="string">
            <text:p>When the sabbath of the noble ones is observed like this it’s very fruitful and beneficial and splendid and bountiful.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28.1</text:p>
          </table:table-cell>
          <table:table-cell office:value-type="string" calcext:value-type="string">
            <text:p>Kīvamahapphalo hoti kīvamahānisaṁso kīvamahājutiko kīvamahāvipphāro? </text:p>
          </table:table-cell>
          <table:table-cell office:value-type="string" calcext:value-type="string">
            <text:p>Wie fruchtbar und segensreich? </text:p>
          </table:table-cell>
          <table:table-cell office:value-type="string" calcext:value-type="string">
            <text:p>How much so?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272, ms15A3_641, pts-vp-pli1.213, sc28</text:p>
          </table:table-cell>
          <table:table-cell/>
        </table:table-row>
        <table:table-row table:style-name="ro1">
          <table:table-cell office:value-type="string" calcext:value-type="string">
            <text:p>an3.70:28.2</text:p>
          </table:table-cell>
          <table:table-cell office:value-type="string" calcext:value-type="string">
            <text:p>Seyyathāpi, visākhe, yo imesaṁ soḷasannaṁ mahājanapadānaṁ pahūtarattaratanānaṁ issariyādhipaccaṁ rajjaṁ kāreyya, seyyathidaṁ—</text:p>
          </table:table-cell>
          <table:table-cell office:value-type="string" calcext:value-type="string">
            <text:p>Angenommen, Visākhā, du würdest als Herrscherin über die sechzehn großen Länder herrschen – Aṅga, Magadha, Kāsī, Kosala, Vajjī, Malla, Ceti, Vaṅga, Kuru, Pañcāla, Maccha, Sūrusena, Assaka, Avanti, Gandhāra und Kamboja – voll mit den sieben Schätzen. </text:p>
          </table:table-cell>
          <table:table-cell office:value-type="string" calcext:value-type="string">
            <text:p>Suppose you were to rule as sovereign lord over these sixteen great countries—Aṅga, Magadha, Kāsī, Kosala, Vajjī, Malla, Ceti, Vaṅga, Kuru, Pañcāla, Maccha, Sūrusena, Assaka, Avanti, Gandhāra, and Kamboja—full of the seven treasures.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pahūtarattaratanānaṁ → pahūtasattaratanānaṁ (bj, sya-all, km); pahūtamahāsattaratanānaṁ (pts1ed) | issariyādhipaccaṁ → issarādhipaccaṁ (pts1ed)</text:p>
          </table:table-cell>
        </table:table-row>
        <table:table-row table:style-name="ro1">
          <table:table-cell office:value-type="string" calcext:value-type="string">
            <text:p>an3.70:28.3</text:p>
          </table:table-cell>
          <table:table-cell office:value-type="string" calcext:value-type="string">
            <text:p>aṅgānaṁ, magadhānaṁ, kāsīnaṁ, kosalānaṁ, vajjīnaṁ, mallānaṁ, cetīnaṁ, vaṅgānaṁ, kurūnaṁ, pañcālānaṁ, macchānaṁ, sūrasenānaṁ, assakānaṁ, avantīnaṁ, gandhārānaṁ, kambojānaṁ, aṭṭhaṅgasamannāgatassa uposathassa etaṁ kalaṁ nāgghati soḷasiṁ. </text:p>
          </table:table-cell>
          <table:table-cell office:value-type="string" calcext:value-type="string">
            <text:p>Das würde nicht den sechzehnten Teil des Besinnungstages mit den acht Faktoren wiegen. </text:p>
          </table:table-cell>
          <table:table-cell office:value-type="string" calcext:value-type="string">
            <text:p>This wouldn’t be worth a sixteenth part of the sabbath with its eight factors.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macchānaṁ → maccānaṁ (mr) | etaṁ → etassa (bj); ekaṁ (mr)</text:p>
          </table:table-cell>
        </table:table-row>
        <table:table-row table:style-name="ro1">
          <table:table-cell office:value-type="string" calcext:value-type="string">
            <text:p>an3.70:28.4</text:p>
          </table:table-cell>
          <table:table-cell office:value-type="string" calcext:value-type="string">
            <text:p>Taṁ kissa hetu? </text:p>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8.5</text:p>
          </table:table-cell>
          <table:table-cell office:value-type="string" calcext:value-type="string">
            <text:p>Kapaṇaṁ, visākhe, mānusakaṁ rajjaṁ dibbaṁ sukhaṁ upanidhāya. </text:p>
          </table:table-cell>
          <table:table-cell office:value-type="string" calcext:value-type="string">
            <text:p>Weil menschliches Königtum im Vergleich zum Glück der Götter dürftig ist. </text:p>
          </table:table-cell>
          <table:table-cell office:value-type="string" calcext:value-type="string">
            <text:p>Because human kingship is a poor thing compared to the happiness of the gods.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29.1</text:p>
          </table:table-cell>
          <table:table-cell office:value-type="string" calcext:value-type="string">
            <text:p>Yāni, visākhe, mānusakāni paññāsa vassāni, cātumahārājikānaṁ devānaṁ eso eko rattindivo. </text:p>
          </table:table-cell>
          <table:table-cell office:value-type="string" calcext:value-type="string">
            <text:p>Fünfzig Jahre im Bereich der Menschen entsprechen einem Tag und einer Nacht bei den Göttern der Vier Großen Könige. </text:p>
          </table:table-cell>
          <table:table-cell office:value-type="string" calcext:value-type="string">
            <text:p>Fifty years in the human realm is one day and night for the gods of the Four Great K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277, ms15A3_642, sc29, sya20.274</text:p>
          </table:table-cell>
          <table:table-cell office:value-type="string" calcext:value-type="string">
            <text:p>rattindivo → rattidivo (mr)</text:p>
          </table:table-cell>
        </table:table-row>
        <table:table-row table:style-name="ro1">
          <table:table-cell office:value-type="string" calcext:value-type="string">
            <text:p>an3.70:29.2</text:p>
          </table:table-cell>
          <table:table-cell office:value-type="string" calcext:value-type="string">
            <text:p>Tāya rattiyā tiṁsarattiyo māso. </text:p>
          </table:table-cell>
          <table:table-cell office:value-type="string" calcext:value-type="string">
            <text:p>Dreißig solcher Tage machen einen Monat aus. </text:p>
          </table:table-cell>
          <table:table-cell office:value-type="string" calcext:value-type="string">
            <text:p>Thirty such days make up a month.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9.3</text:p>
          </table:table-cell>
          <table:table-cell office:value-type="string" calcext:value-type="string">
            <text:p>Tena māsena dvādasamāsiyo saṁvaccharo. </text:p>
          </table:table-cell>
          <table:table-cell office:value-type="string" calcext:value-type="string">
            <text:p>Zwölf solcher Monate machen ein Jahr aus. </text:p>
          </table:table-cell>
          <table:table-cell office:value-type="string" calcext:value-type="string">
            <text:p>Twelve such months make up a year.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9.4</text:p>
          </table:table-cell>
          <table:table-cell office:value-type="string" calcext:value-type="string">
            <text:p>Tena saṁvaccharena dibbāni pañca vassasatāni cātumahārājikānaṁ devānaṁ āyuppamāṇaṁ. </text:p>
          </table:table-cell>
          <table:table-cell office:value-type="string" calcext:value-type="string">
            <text:p>Die Lebensspanne der Götter der Vier Großen Könige beträgt fünfhundert dieser göttlichen Jahre. </text:p>
          </table:table-cell>
          <table:table-cell office:value-type="string" calcext:value-type="string">
            <text:p>The life span of the gods of the Four Great Kings is five hundred of these divine year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9.5</text:p>
          </table:table-cell>
          <table:table-cell office:value-type="string" calcext:value-type="string">
            <text:p>Ṭhānaṁ kho panetaṁ, visākhe, vijjati yaṁ idhekacco itthī vā puriso vā aṭṭhaṅgasamannāgataṁ uposathaṁ upavasitvā kāyassa bhedā paraṁ maraṇā cātumahārājikānaṁ devānaṁ sahabyataṁ upapajjeyya. </text:p>
          </table:table-cell>
          <table:table-cell office:value-type="string" calcext:value-type="string">
            <text:p>Es ist möglich, dass eine Frau oder ein Mann, die den Besinnungstag mit den acht Faktoren eingehalten haben, wenn ihr Körper auseinanderbricht, nach dem Tod, unter den Göttern der Vier Großen Könige wiedergeboren werden. </text:p>
          </table:table-cell>
          <table:table-cell office:value-type="string" calcext:value-type="string">
            <text:p>It’s possible that a woman or man who has observed the eight-factored sabbath will—when their body breaks up, after death—be reborn in the company of the gods of the Four Great King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9.6</text:p>
          </table:table-cell>
          <table:table-cell office:value-type="string" calcext:value-type="string">
            <text:p>Idaṁ kho panetaṁ, visākhe, sandhāya bhāsitaṁ: </text:p>
          </table:table-cell>
          <table:table-cell office:value-type="string" calcext:value-type="string">
            <text:p>Das habe ich gemeint, als ich sagte: </text:p>
          </table:table-cell>
          <table:table-cell office:value-type="string" calcext:value-type="string">
            <text:p>This is what I was referring to when I sai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29.7</text:p>
          </table:table-cell>
          <table:table-cell office:value-type="string" calcext:value-type="string">
            <text:p>‘kapaṇaṁ mānusakaṁ rajjaṁ dibbaṁ sukhaṁ upanidhāya’. </text:p>
          </table:table-cell>
          <table:table-cell office:value-type="string" calcext:value-type="string">
            <text:p>‚Menschliches Königtum ist im Vergleich zum Glück der Götter dürftig.‘ </text:p>
          </table:table-cell>
          <table:table-cell office:value-type="string" calcext:value-type="string">
            <text:p>‘Human kingship is a poor thing compared to the happiness of the gods.’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30.1</text:p>
          </table:table-cell>
          <table:table-cell office:value-type="string" calcext:value-type="string">
            <text:p>Yaṁ, visākhe, mānusakaṁ vassasataṁ, tāvatiṁsānaṁ devānaṁ eso eko rattindivo. </text:p>
          </table:table-cell>
          <table:table-cell office:value-type="string" calcext:value-type="string">
            <text:p>Hundert Jahre im Bereich der Menschen entsprechen einem Tag und einer Nacht bei den Göttern der Dreiunddreißig. </text:p>
          </table:table-cell>
          <table:table-cell office:value-type="string" calcext:value-type="string">
            <text:p>A hundred years in the human realm is one day and night for the Gods of the Thirty-Thre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214, csp2ed15.214, ms15A3_643, sc30, vri35.243</text:p>
          </table:table-cell>
          <table:table-cell/>
        </table:table-row>
        <table:table-row table:style-name="ro1">
          <table:table-cell office:value-type="string" calcext:value-type="string">
            <text:p>an3.70:30.2</text:p>
          </table:table-cell>
          <table:table-cell office:value-type="string" calcext:value-type="string">
            <text:p>Tāya rattiyā tiṁsarattiyo māso. </text:p>
          </table:table-cell>
          <table:table-cell office:value-type="string" calcext:value-type="string">
            <text:p>Dreißig solcher Tage machen einen Monat aus. </text:p>
          </table:table-cell>
          <table:table-cell office:value-type="string" calcext:value-type="string">
            <text:p>Thirty such days make up a month.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0.3</text:p>
          </table:table-cell>
          <table:table-cell office:value-type="string" calcext:value-type="string">
            <text:p>Tena māsena dvādasamāsiyo saṁvaccharo. </text:p>
          </table:table-cell>
          <table:table-cell office:value-type="string" calcext:value-type="string">
            <text:p>Zwölf solcher Monate machen ein Jahr aus. </text:p>
          </table:table-cell>
          <table:table-cell office:value-type="string" calcext:value-type="string">
            <text:p>Twelve such months make up a year.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0.4</text:p>
          </table:table-cell>
          <table:table-cell office:value-type="string" calcext:value-type="string">
            <text:p>Tena saṁvaccharena dibbaṁ vassasahassaṁ tāvatiṁsānaṁ devānaṁ āyuppamāṇaṁ. </text:p>
          </table:table-cell>
          <table:table-cell office:value-type="string" calcext:value-type="string">
            <text:p>Die Lebensspanne der Götter der Dreiunddreißig beträgt tausend dieser göttlichen Jahre. </text:p>
          </table:table-cell>
          <table:table-cell office:value-type="string" calcext:value-type="string">
            <text:p>The life span of the Gods of the Thirty-Three is a thousand of these divine year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0.5</text:p>
          </table:table-cell>
          <table:table-cell office:value-type="string" calcext:value-type="string">
            <text:p>Ṭhānaṁ kho panetaṁ, visākhe, vijjati yaṁ idhekacco itthī vā puriso vā aṭṭhaṅgasamannāgataṁ uposathaṁ upavasitvā kāyassa bhedā paraṁ maraṇā tāvatiṁsānaṁ devānaṁ sahabyataṁ upapajjeyya. </text:p>
          </table:table-cell>
          <table:table-cell office:value-type="string" calcext:value-type="string">
            <text:p>Es ist möglich, dass eine Frau oder ein Mann, die den Besinnungstag mit den acht Faktoren eingehalten haben, wenn ihr Körper auseinanderbricht, nach dem Tod, unter den Göttern der Dreiunddreißig wiedergeboren werden. </text:p>
          </table:table-cell>
          <table:table-cell office:value-type="string" calcext:value-type="string">
            <text:p>It’s possible that a woman or man who has observed the eight-factored sabbath will—when their body breaks up, after death—be reborn in the company of the Gods of the Thirty-Thre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0.6</text:p>
          </table:table-cell>
          <table:table-cell office:value-type="string" calcext:value-type="string">
            <text:p>Idaṁ kho panetaṁ, visākhe, sandhāya bhāsitaṁ: </text:p>
          </table:table-cell>
          <table:table-cell office:value-type="string" calcext:value-type="string">
            <text:p>Das habe ich gemeint, als ich sagte: </text:p>
          </table:table-cell>
          <table:table-cell office:value-type="string" calcext:value-type="string">
            <text:p>This is what I was referring to when I sai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0.7</text:p>
          </table:table-cell>
          <table:table-cell office:value-type="string" calcext:value-type="string">
            <text:p>‘kapaṇaṁ mānusakaṁ rajjaṁ dibbaṁ sukhaṁ upanidhāya’. </text:p>
          </table:table-cell>
          <table:table-cell office:value-type="string" calcext:value-type="string">
            <text:p>‚Menschliches Königtum ist im Vergleich zum Glück der Götter dürftig.‘ </text:p>
          </table:table-cell>
          <table:table-cell office:value-type="string" calcext:value-type="string">
            <text:p>‘Human kingship is a poor thing compared to the happiness of the gods.’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31.1</text:p>
          </table:table-cell>
          <table:table-cell office:value-type="string" calcext:value-type="string">
            <text:p>Yāni, visākhe, mānusakāni dve vassasatāni, yāmānaṁ devānaṁ eso eko rattindivo. </text:p>
          </table:table-cell>
          <table:table-cell office:value-type="string" calcext:value-type="string">
            <text:p>Zweihundert Jahre im Bereich der Menschen entsprechen einem Tag und einer Nacht bei den Yama-Göttern. </text:p>
          </table:table-cell>
          <table:table-cell office:value-type="string" calcext:value-type="string">
            <text:p>Two hundred years in the human realm is one day and night for the Gods of Yam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273, ms15A3_644, ndp16.198, pts-vp-pli1.214, sc31</text:p>
          </table:table-cell>
          <table:table-cell/>
        </table:table-row>
        <table:table-row table:style-name="ro1">
          <table:table-cell office:value-type="string" calcext:value-type="string">
            <text:p>an3.70:31.2</text:p>
          </table:table-cell>
          <table:table-cell office:value-type="string" calcext:value-type="string">
            <text:p>Tāya rattiyā tiṁsarattiyo māso. </text:p>
          </table:table-cell>
          <table:table-cell office:value-type="string" calcext:value-type="string">
            <text:p>Dreißig solcher Tage machen einen Monat aus. </text:p>
          </table:table-cell>
          <table:table-cell office:value-type="string" calcext:value-type="string">
            <text:p>Thirty such days make up a month.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1.3</text:p>
          </table:table-cell>
          <table:table-cell office:value-type="string" calcext:value-type="string">
            <text:p>Tena māsena dvādasamāsiyo saṁvaccharo. </text:p>
          </table:table-cell>
          <table:table-cell office:value-type="string" calcext:value-type="string">
            <text:p>Zwölf solcher Monate machen ein Jahr aus. </text:p>
          </table:table-cell>
          <table:table-cell office:value-type="string" calcext:value-type="string">
            <text:p>Twelve such months make up a year.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1.4</text:p>
          </table:table-cell>
          <table:table-cell office:value-type="string" calcext:value-type="string">
            <text:p>Tena saṁvaccharena dibbāni dve vassasahassāni yāmānaṁ devānaṁ āyuppamāṇaṁ. </text:p>
          </table:table-cell>
          <table:table-cell office:value-type="string" calcext:value-type="string">
            <text:p>Die Lebensspanne der Yama-Götter beträgt zweitausend dieser göttlichen Jahre. </text:p>
          </table:table-cell>
          <table:table-cell office:value-type="string" calcext:value-type="string">
            <text:p>The life span of the Gods of Yama is two thousand of these divine year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1.5</text:p>
          </table:table-cell>
          <table:table-cell office:value-type="string" calcext:value-type="string">
            <text:p>Ṭhānaṁ kho panetaṁ, visākhe, vijjati yaṁ idhekacco itthī vā puriso vā aṭṭhaṅgasamannāgataṁ uposathaṁ upavasitvā kāyassa bhedā paraṁ maraṇā yāmānaṁ devānaṁ sahabyataṁ upapajjeyya. </text:p>
          </table:table-cell>
          <table:table-cell office:value-type="string" calcext:value-type="string">
            <text:p>Es ist möglich, dass eine Frau oder ein Mann, die den Besinnungstag mit den acht Faktoren eingehalten haben, wenn ihr Körper auseinanderbricht, nach dem Tod, unter den Yama-Göttern wiedergeboren werden. </text:p>
          </table:table-cell>
          <table:table-cell office:value-type="string" calcext:value-type="string">
            <text:p>It’s possible that a woman or man who has observed the eight-factored sabbath will—when their body breaks up, after death—be reborn in the company of the Gods of Yama.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1.6</text:p>
          </table:table-cell>
          <table:table-cell office:value-type="string" calcext:value-type="string">
            <text:p>Idaṁ kho panetaṁ, visākhe, sandhāya bhāsitaṁ: </text:p>
          </table:table-cell>
          <table:table-cell office:value-type="string" calcext:value-type="string">
            <text:p>Das habe ich gemeint, als ich sagte: </text:p>
          </table:table-cell>
          <table:table-cell office:value-type="string" calcext:value-type="string">
            <text:p>This is what I was referring to when I sai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1.7</text:p>
          </table:table-cell>
          <table:table-cell office:value-type="string" calcext:value-type="string">
            <text:p>‘kapaṇaṁ mānusakaṁ rajjaṁ dibbaṁ sukhaṁ upanidhāya’. </text:p>
          </table:table-cell>
          <table:table-cell office:value-type="string" calcext:value-type="string">
            <text:p>‚Menschliches Königtum ist im Vergleich zum Glück der Götter dürftig.‘ </text:p>
          </table:table-cell>
          <table:table-cell office:value-type="string" calcext:value-type="string">
            <text:p>‘Human kingship is a poor thing compared to the happiness of the gods.’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32.1</text:p>
          </table:table-cell>
          <table:table-cell office:value-type="string" calcext:value-type="string">
            <text:p>Yāni, visākhe, mānusakāni cattāri vassasatāni, tusitānaṁ devānaṁ eso eko rattindivo. </text:p>
          </table:table-cell>
          <table:table-cell office:value-type="string" calcext:value-type="string">
            <text:p>Vierhundert Jahre im Bereich der Menschen entsprechen einem Tag und einer Nacht bei den Freudvollen Göttern. </text:p>
          </table:table-cell>
          <table:table-cell office:value-type="string" calcext:value-type="string">
            <text:p>Four hundred years in the human realm is one day and night for the Joyful God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380, cck20.278, ms15A3_645, sc32, sya20.275</text:p>
          </table:table-cell>
          <table:table-cell/>
        </table:table-row>
        <table:table-row table:style-name="ro1">
          <table:table-cell office:value-type="string" calcext:value-type="string">
            <text:p>an3.70:32.2</text:p>
          </table:table-cell>
          <table:table-cell office:value-type="string" calcext:value-type="string">
            <text:p>Tāya rattiyā tiṁsarattiyo māso. </text:p>
          </table:table-cell>
          <table:table-cell office:value-type="string" calcext:value-type="string">
            <text:p>Dreißig solcher Tage machen einen Monat aus. </text:p>
          </table:table-cell>
          <table:table-cell office:value-type="string" calcext:value-type="string">
            <text:p>Thirty such days make up a month.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2.3</text:p>
          </table:table-cell>
          <table:table-cell office:value-type="string" calcext:value-type="string">
            <text:p>Tena māsena dvādasamāsiyo saṁvaccharo. </text:p>
          </table:table-cell>
          <table:table-cell office:value-type="string" calcext:value-type="string">
            <text:p>Zwölf solcher Monate machen ein Jahr aus. </text:p>
          </table:table-cell>
          <table:table-cell office:value-type="string" calcext:value-type="string">
            <text:p>Twelve such months make up a year.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2.4</text:p>
          </table:table-cell>
          <table:table-cell office:value-type="string" calcext:value-type="string">
            <text:p>Tena saṁvaccharena dibbāni cattāri vassasahassāni tusitānaṁ devānaṁ āyuppamāṇaṁ. </text:p>
          </table:table-cell>
          <table:table-cell office:value-type="string" calcext:value-type="string">
            <text:p>Die Lebensspanne der Freudvollen Götter beträgt viertausend dieser göttlichen Jahre. </text:p>
          </table:table-cell>
          <table:table-cell office:value-type="string" calcext:value-type="string">
            <text:p>The life span of the Joyful Gods is four thousand of these divine year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2.5</text:p>
          </table:table-cell>
          <table:table-cell office:value-type="string" calcext:value-type="string">
            <text:p>Ṭhānaṁ kho panetaṁ, visākhe, vijjati yaṁ idhekacco itthī vā puriso vā aṭṭhaṅgasamannāgataṁ uposathaṁ upavasitvā kāyassa bhedā paraṁ maraṇā tusitānaṁ devānaṁ sahabyataṁ upapajjeyya. </text:p>
          </table:table-cell>
          <table:table-cell office:value-type="string" calcext:value-type="string">
            <text:p>Es ist möglich, dass eine Frau oder ein Mann, die den Besinnungstag mit den acht Faktoren eingehalten haben, wenn ihr Körper auseinanderbricht, nach dem Tod, unter den Freudvollen Göttern wiedergeboren werden. </text:p>
          </table:table-cell>
          <table:table-cell office:value-type="string" calcext:value-type="string">
            <text:p>It’s possible that a woman or man who has observed the eight-factored sabbath will—when their body breaks up, after death—be reborn in the company of the Joyful God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2.6</text:p>
          </table:table-cell>
          <table:table-cell office:value-type="string" calcext:value-type="string">
            <text:p>Idaṁ kho panetaṁ, visākhe, sandhāya bhāsitaṁ: </text:p>
          </table:table-cell>
          <table:table-cell office:value-type="string" calcext:value-type="string">
            <text:p>Das habe ich gemeint, als ich sagte: </text:p>
          </table:table-cell>
          <table:table-cell office:value-type="string" calcext:value-type="string">
            <text:p>This is what I was referring to when I sai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2.7</text:p>
          </table:table-cell>
          <table:table-cell office:value-type="string" calcext:value-type="string">
            <text:p>‘kapaṇaṁ mānusakaṁ rajjaṁ dibbaṁ sukhaṁ upanidhāya’. </text:p>
          </table:table-cell>
          <table:table-cell office:value-type="string" calcext:value-type="string">
            <text:p>‚Menschliches Königtum ist im Vergleich zum Glück der Götter dürftig.‘ </text:p>
          </table:table-cell>
          <table:table-cell office:value-type="string" calcext:value-type="string">
            <text:p>‘Human kingship is a poor thing compared to the happiness of the gods.’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33.1</text:p>
          </table:table-cell>
          <table:table-cell office:value-type="string" calcext:value-type="string">
            <text:p>Yāni, visākhe, mānusakāni aṭṭha vassasatāni, nimmānaratīnaṁ devānaṁ eso eko rattindivo. </text:p>
          </table:table-cell>
          <table:table-cell office:value-type="string" calcext:value-type="string">
            <text:p>Achthundert Jahre im Bereich der Menschen entsprechen einem Tag und einer Nacht bei den Göttern, die gerne erschaffen. </text:p>
          </table:table-cell>
          <table:table-cell office:value-type="string" calcext:value-type="string">
            <text:p>Eight hundred years in the human realm is one day and night for the Gods Who Love to Creat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215, csp2ed15.215, ms15A3_646, sc33</text:p>
          </table:table-cell>
          <table:table-cell/>
        </table:table-row>
        <table:table-row table:style-name="ro1">
          <table:table-cell office:value-type="string" calcext:value-type="string">
            <text:p>an3.70:33.2</text:p>
          </table:table-cell>
          <table:table-cell office:value-type="string" calcext:value-type="string">
            <text:p>Tāya rattiyā tiṁsarattiyo māso. </text:p>
          </table:table-cell>
          <table:table-cell office:value-type="string" calcext:value-type="string">
            <text:p>Dreißig solcher Tage machen einen Monat aus. </text:p>
          </table:table-cell>
          <table:table-cell office:value-type="string" calcext:value-type="string">
            <text:p>Thirty such days make up a month.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3.3</text:p>
          </table:table-cell>
          <table:table-cell office:value-type="string" calcext:value-type="string">
            <text:p>Tena māsena dvādasamāsiyo saṁvaccharo. </text:p>
          </table:table-cell>
          <table:table-cell office:value-type="string" calcext:value-type="string">
            <text:p>Zwölf solcher Monate machen ein Jahr aus. </text:p>
          </table:table-cell>
          <table:table-cell office:value-type="string" calcext:value-type="string">
            <text:p>Twelve such months make up a year.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3.4</text:p>
          </table:table-cell>
          <table:table-cell office:value-type="string" calcext:value-type="string">
            <text:p>Tena saṁvaccharena dibbāni aṭṭha vassasahassāni nimmānaratīnaṁ devānaṁ āyuppamāṇaṁ. </text:p>
          </table:table-cell>
          <table:table-cell office:value-type="string" calcext:value-type="string">
            <text:p>Die Lebensspanne der Götter, die gerne erschaffen, beträgt achttausend dieser göttlichen Jahre. </text:p>
          </table:table-cell>
          <table:table-cell office:value-type="string" calcext:value-type="string">
            <text:p>The life span of the Gods Who Love to Create is eight thousand of these divine year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3.5</text:p>
          </table:table-cell>
          <table:table-cell office:value-type="string" calcext:value-type="string">
            <text:p>Ṭhānaṁ kho panetaṁ, visākhe, vijjati yaṁ idhekacco itthī vā puriso vā aṭṭhaṅgasamannāgataṁ uposathaṁ upavasitvā kāyassa bhedā paraṁ maraṇā nimmānaratīnaṁ devānaṁ sahabyataṁ upapajjeyya. </text:p>
          </table:table-cell>
          <table:table-cell office:value-type="string" calcext:value-type="string">
            <text:p>Es ist möglich, dass eine Frau oder ein Mann, die den Besinnungstag mit den acht Faktoren eingehalten haben, wenn ihr Körper auseinanderbricht, nach dem Tod, unter den Göttern, die gerne erschaffen, wiedergeboren werden. </text:p>
          </table:table-cell>
          <table:table-cell office:value-type="string" calcext:value-type="string">
            <text:p>It’s possible that a woman or man who has observed the eight-factored sabbath will—when their body breaks up, after death—be reborn in the company of the Gods Who Love to Create.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3.6</text:p>
          </table:table-cell>
          <table:table-cell office:value-type="string" calcext:value-type="string">
            <text:p>Idaṁ kho panetaṁ, visākhe, sandhāya bhāsitaṁ: </text:p>
          </table:table-cell>
          <table:table-cell office:value-type="string" calcext:value-type="string">
            <text:p>Das habe ich gemeint, als ich sagte: </text:p>
          </table:table-cell>
          <table:table-cell office:value-type="string" calcext:value-type="string">
            <text:p>This is what I was referring to when I sai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3.7</text:p>
          </table:table-cell>
          <table:table-cell office:value-type="string" calcext:value-type="string">
            <text:p>‘kapaṇaṁ mānusakaṁ rajjaṁ dibbaṁ sukhaṁ upanidhāya’. </text:p>
          </table:table-cell>
          <table:table-cell office:value-type="string" calcext:value-type="string">
            <text:p>‚Menschliches Königtum ist im Vergleich zum Glück der Götter dürftig.‘ </text:p>
          </table:table-cell>
          <table:table-cell office:value-type="string" calcext:value-type="string">
            <text:p>‘Human kingship is a poor thing compared to the happiness of the gods.’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34.1</text:p>
          </table:table-cell>
          <table:table-cell office:value-type="string" calcext:value-type="string">
            <text:p>Yāni, visākhe, mānusakāni soḷasa vassasatāni, paranimmitavasavattīnaṁ devānaṁ eso eko rattindivo. </text:p>
          </table:table-cell>
          <table:table-cell office:value-type="string" calcext:value-type="string">
            <text:p>Sechzehnhundert Jahre im Bereich der Menschen entsprechen einem Tag und einer Nacht bei den Göttern, die über die Schöpfungen anderer herrschen. </text:p>
          </table:table-cell>
          <table:table-cell office:value-type="string" calcext:value-type="string">
            <text:p>Sixteen hundred years in the human realm is one day and night for the Gods Who Control the Creations of Other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279, dr20.274, ms15A3_647, sc34, vri35.244</text:p>
          </table:table-cell>
          <table:table-cell/>
        </table:table-row>
        <table:table-row table:style-name="ro1">
          <table:table-cell office:value-type="string" calcext:value-type="string">
            <text:p>an3.70:34.2</text:p>
          </table:table-cell>
          <table:table-cell office:value-type="string" calcext:value-type="string">
            <text:p>Tāya rattiyā tiṁsarattiyo māso. </text:p>
          </table:table-cell>
          <table:table-cell office:value-type="string" calcext:value-type="string">
            <text:p>Dreißig solcher Tage machen einen Monat aus. </text:p>
          </table:table-cell>
          <table:table-cell office:value-type="string" calcext:value-type="string">
            <text:p>Thirty such days make up a month.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4.3</text:p>
          </table:table-cell>
          <table:table-cell office:value-type="string" calcext:value-type="string">
            <text:p>Tena māsena dvādasamāsiyo saṁvaccharo. </text:p>
          </table:table-cell>
          <table:table-cell office:value-type="string" calcext:value-type="string">
            <text:p>Zwölf solcher Monate machen ein Jahr aus. </text:p>
          </table:table-cell>
          <table:table-cell office:value-type="string" calcext:value-type="string">
            <text:p>Twelve such months make up a year.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4.4</text:p>
          </table:table-cell>
          <table:table-cell office:value-type="string" calcext:value-type="string">
            <text:p>Tena saṁvaccharena dibbāni soḷasa vassasahassāni paranimmitavasavattīnaṁ devānaṁ āyuppamāṇaṁ. </text:p>
          </table:table-cell>
          <table:table-cell office:value-type="string" calcext:value-type="string">
            <text:p>Die Lebensspanne der Götter, die über die Schöpfungen anderer herrschen, beträgt sechzehntausend dieser göttlichen Jahre. </text:p>
          </table:table-cell>
          <table:table-cell office:value-type="string" calcext:value-type="string">
            <text:p>The life span of the Gods Who Control the Creations of Others is sixteen thousand of these divine year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4.5</text:p>
          </table:table-cell>
          <table:table-cell office:value-type="string" calcext:value-type="string">
            <text:p>Ṭhānaṁ kho panetaṁ, visākhe, vijjati yaṁ idhekacco itthī vā puriso vā aṭṭhaṅgasamannāgataṁ uposathaṁ upavasitvā kāyassa bhedā paraṁ maraṇā paranimmitavasavattīnaṁ devānaṁ sahabyataṁ upapajjeyya. </text:p>
          </table:table-cell>
          <table:table-cell office:value-type="string" calcext:value-type="string">
            <text:p>Es ist möglich, dass eine Frau oder ein Mann, die den Besinnungstag mit den acht Faktoren eingehalten haben, wenn ihr Körper auseinanderbricht, nach dem Tod, unter den Göttern, die über die Schöpfungen anderer herrschen, wiedergeboren werden. </text:p>
          </table:table-cell>
          <table:table-cell office:value-type="string" calcext:value-type="string">
            <text:p>It’s possible that a woman or man who has observed the eight-factored sabbath will—when their body breaks up, after death—be reborn in the company of the Gods Who Control the Creations of Others.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4.6</text:p>
          </table:table-cell>
          <table:table-cell office:value-type="string" calcext:value-type="string">
            <text:p>Idaṁ kho panetaṁ, visākhe, sandhāya bhāsitaṁ: </text:p>
          </table:table-cell>
          <table:table-cell office:value-type="string" calcext:value-type="string">
            <text:p>Das habe ich gemeint, als ich sagte: </text:p>
          </table:table-cell>
          <table:table-cell office:value-type="string" calcext:value-type="string">
            <text:p>This is what I was referring to when I said: </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an3.70:34.7</text:p>
          </table:table-cell>
          <table:table-cell office:value-type="string" calcext:value-type="string">
            <text:p>‘kapaṇaṁ mānusakaṁ rajjaṁ dibbaṁ sukhaṁ upanidhāyā’ti. </text:p>
          </table:table-cell>
          <table:table-cell office:value-type="string" calcext:value-type="string">
            <text:p>‚Menschliches Königtum ist im Vergleich zum Glück der Götter dürftig.‘ </text:p>
          </table:table-cell>
          <table:table-cell office:value-type="string" calcext:value-type="string">
            <text:p>‘Human kingship is a poor thing compared to the happiness of the gods.’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35.1</text:p>
          </table:table-cell>
          <table:table-cell office:value-type="string" calcext:value-type="string">
            <text:p>Pāṇaṁ na haññe na cadinnamādiye, </text:p>
          </table:table-cell>
          <table:table-cell office:value-type="string" calcext:value-type="string">
            <text:p>Du solltest keine lebenden Geschöpfe töten oder stehlen, </text:p>
          </table:table-cell>
          <table:table-cell office:value-type="string" calcext:value-type="string">
            <text:p>You shouldn’t kill living creatures, or steal, </text:p>
          </table:table-cell>
          <table:table-cell table:number-columns-repeated="3" office:value-type="string" calcext:value-type="string">
            <text:p/>
          </table:table-cell>
          <table:table-cell office:value-type="string" calcext:value-type="string">
            <text:p>&lt;blockquote class='gatha'&gt;&lt;p&gt;{}&lt;br&gt;</text:p>
          </table:table-cell>
          <table:table-cell office:value-type="string" calcext:value-type="string">
            <text:p>ms15A3_648, pts-vp-pli1.215, sc35, sya20.276</text:p>
          </table:table-cell>
          <table:table-cell office:value-type="string" calcext:value-type="string">
            <text:p>na haññe → na hāne (bj, pts1ed); na hane (mr)</text:p>
          </table:table-cell>
        </table:table-row>
        <table:table-row table:style-name="ro1">
          <table:table-cell office:value-type="string" calcext:value-type="string">
            <text:p>an3.70:35.2</text:p>
          </table:table-cell>
          <table:table-cell office:value-type="string" calcext:value-type="string">
            <text:p>Musā na bhāse na ca majjapo siyā; </text:p>
          </table:table-cell>
          <table:table-cell office:value-type="string" calcext:value-type="string">
            <text:p>lügen oder Alkohol trinken. </text:p>
          </table:table-cell>
          <table:table-cell office:value-type="string" calcext:value-type="string">
            <text:p>or lie, or drink alcohol. </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an3.70:35.3</text:p>
          </table:table-cell>
          <table:table-cell office:value-type="string" calcext:value-type="string">
            <text:p>Abrahmacariyā virameyya methunā, </text:p>
          </table:table-cell>
          <table:table-cell office:value-type="string" calcext:value-type="string">
            <text:p>Sei enthaltsam, halte dich von Geschlechtsverkehr fern, </text:p>
          </table:table-cell>
          <table:table-cell office:value-type="string" calcext:value-type="string">
            <text:p>Be celibate, refraining from sex, </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an3.70:35.4</text:p>
          </table:table-cell>
          <table:table-cell office:value-type="string" calcext:value-type="string">
            <text:p>Rattiṁ na bhuñjeyya vikālabhojanaṁ. </text:p>
          </table:table-cell>
          <table:table-cell office:value-type="string" calcext:value-type="string">
            <text:p>iss nicht nachts und zur falschen Zeit. </text:p>
          </table:table-cell>
          <table:table-cell office:value-type="string" calcext:value-type="string">
            <text:p>and don’t eat at night, the wrong time.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36.1</text:p>
          </table:table-cell>
          <table:table-cell office:value-type="string" calcext:value-type="string">
            <text:p>Mālaṁ na dhāre na ca gandhamācare, </text:p>
          </table:table-cell>
          <table:table-cell office:value-type="string" calcext:value-type="string">
            <text:p>Trag keine Girlanden, kein Parfüm, </text:p>
          </table:table-cell>
          <table:table-cell office:value-type="string" calcext:value-type="string">
            <text:p>Not wearing garlands or applying fragrance, </text:p>
          </table:table-cell>
          <table:table-cell table:number-columns-repeated="3" office:value-type="string" calcext:value-type="string">
            <text:p/>
          </table:table-cell>
          <table:table-cell office:value-type="string" calcext:value-type="string">
            <text:p>&lt;p&gt;{}&lt;br&gt;</text:p>
          </table:table-cell>
          <table:table-cell office:value-type="string" calcext:value-type="string">
            <text:p>ms15A3_649, ndp16.199, sc36</text:p>
          </table:table-cell>
          <table:table-cell/>
        </table:table-row>
        <table:table-row table:style-name="ro1">
          <table:table-cell office:value-type="string" calcext:value-type="string">
            <text:p>an3.70:36.2</text:p>
          </table:table-cell>
          <table:table-cell office:value-type="string" calcext:value-type="string">
            <text:p>Mañce chamāyaṁ va sayetha santhate; </text:p>
          </table:table-cell>
          <table:table-cell office:value-type="string" calcext:value-type="string">
            <text:p>auf niedrigem Bett sollst du schlafen oder einer Matte am Boden. </text:p>
          </table:table-cell>
          <table:table-cell office:value-type="string" calcext:value-type="string">
            <text:p>you should sleep on a low bed, or a mat on the ground. </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an3.70:36.3</text:p>
          </table:table-cell>
          <table:table-cell office:value-type="string" calcext:value-type="string">
            <text:p>Etañhi aṭṭhaṅgikamāhuposathaṁ, </text:p>
          </table:table-cell>
          <table:table-cell office:value-type="string" calcext:value-type="string">
            <text:p>Das, heißt es, ist der Besinnungstag der acht Faktoren, </text:p>
          </table:table-cell>
          <table:table-cell office:value-type="string" calcext:value-type="string">
            <text:p>This is the eight-factored sabbath, they say, </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an3.70:36.4</text:p>
          </table:table-cell>
          <table:table-cell office:value-type="string" calcext:value-type="string">
            <text:p>Buddhena dukkhantagunā pakāsitaṁ. </text:p>
          </table:table-cell>
          <table:table-cell office:value-type="string" calcext:value-type="string">
            <text:p>vom Buddha erklärt, der ans Ende des Leidens gelangt ist. </text:p>
          </table:table-cell>
          <table:table-cell office:value-type="string" calcext:value-type="string">
            <text:p>explained by the Buddha, who has gone to suffering’s end.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37.1</text:p>
          </table:table-cell>
          <table:table-cell office:value-type="string" calcext:value-type="string">
            <text:p>Cando ca suriyo ca ubho sudassanā, </text:p>
          </table:table-cell>
          <table:table-cell office:value-type="string" calcext:value-type="string">
            <text:p>Mond und Sonne sind schön anzusehen, </text:p>
          </table:table-cell>
          <table:table-cell office:value-type="string" calcext:value-type="string">
            <text:p>The moon and sun are both fair to see, </text:p>
          </table:table-cell>
          <table:table-cell table:number-columns-repeated="3" office:value-type="string" calcext:value-type="string">
            <text:p/>
          </table:table-cell>
          <table:table-cell office:value-type="string" calcext:value-type="string">
            <text:p>&lt;p&gt;{}&lt;br&gt;</text:p>
          </table:table-cell>
          <table:table-cell office:value-type="string" calcext:value-type="string">
            <text:p>ms15A3_650, sc37</text:p>
          </table:table-cell>
          <table:table-cell/>
        </table:table-row>
        <table:table-row table:style-name="ro1">
          <table:table-cell office:value-type="string" calcext:value-type="string">
            <text:p>an3.70:37.2</text:p>
          </table:table-cell>
          <table:table-cell office:value-type="string" calcext:value-type="string">
            <text:p>Obhāsayaṁ anupariyanti yāvatā; </text:p>
          </table:table-cell>
          <table:table-cell office:value-type="string" calcext:value-type="string">
            <text:p>verbreiten Licht entlang ihrer Bahn. </text:p>
          </table:table-cell>
          <table:table-cell office:value-type="string" calcext:value-type="string">
            <text:p>radiating as far as they revolve. </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an3.70:37.3</text:p>
          </table:table-cell>
          <table:table-cell office:value-type="string" calcext:value-type="string">
            <text:p>Tamonudā te pana antalikkhagā, </text:p>
          </table:table-cell>
          <table:table-cell office:value-type="string" calcext:value-type="string">
            <text:p>Die Himmelslichter erhellen die Viertel, </text:p>
          </table:table-cell>
          <table:table-cell office:value-type="string" calcext:value-type="string">
            <text:p>Those shining ones in the sky light up the quarters, </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an3.70:37.4</text:p>
          </table:table-cell>
          <table:table-cell office:value-type="string" calcext:value-type="string">
            <text:p>Nabhe pabhāsanti disāvirocanā. </text:p>
          </table:table-cell>
          <table:table-cell office:value-type="string" calcext:value-type="string">
            <text:p>zerstreuen Dunkelheit, wenn sie die Himmel durchqueren. </text:p>
          </table:table-cell>
          <table:table-cell office:value-type="string" calcext:value-type="string">
            <text:p>dispelling the darkness as they traverse the heavens.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38.1</text:p>
          </table:table-cell>
          <table:table-cell office:value-type="string" calcext:value-type="string">
            <text:p>Etasmiṁ yaṁ vijjati antare dhanaṁ, </text:p>
          </table:table-cell>
          <table:table-cell office:value-type="string" calcext:value-type="string">
            <text:p>Alle Schätze in diesem Bereich – </text:p>
          </table:table-cell>
          <table:table-cell office:value-type="string" calcext:value-type="string">
            <text:p>All of the wealth that’s found in this realm—</text:p>
          </table:table-cell>
          <table:table-cell table:number-columns-repeated="3" office:value-type="string" calcext:value-type="string">
            <text:p/>
          </table:table-cell>
          <table:table-cell office:value-type="string" calcext:value-type="string">
            <text:p>&lt;p&gt;{}&lt;br&gt;</text:p>
          </table:table-cell>
          <table:table-cell office:value-type="string" calcext:value-type="string">
            <text:p>dr20.275, ms15A3_651, sc38</text:p>
          </table:table-cell>
          <table:table-cell/>
        </table:table-row>
        <table:table-row table:style-name="ro1">
          <table:table-cell office:value-type="string" calcext:value-type="string">
            <text:p>an3.70:38.2</text:p>
          </table:table-cell>
          <table:table-cell office:value-type="string" calcext:value-type="string">
            <text:p>Muttā maṇi veḷuriyañca bhaddakaṁ; </text:p>
          </table:table-cell>
          <table:table-cell office:value-type="string" calcext:value-type="string">
            <text:p>Perlen, Edelsteine, auch feiner Beryll, </text:p>
          </table:table-cell>
          <table:table-cell office:value-type="string" calcext:value-type="string">
            <text:p>pearls, gems, fine beryl too, </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an3.70:38.3</text:p>
          </table:table-cell>
          <table:table-cell office:value-type="string" calcext:value-type="string">
            <text:p>Siṅgī suvaṇṇaṁ atha vāpi kañcanaṁ, </text:p>
          </table:table-cell>
          <table:table-cell office:value-type="string" calcext:value-type="string">
            <text:p>Horngold, Berggold, </text:p>
          </table:table-cell>
          <table:table-cell office:value-type="string" calcext:value-type="string">
            <text:p>horn-gold or mountain gold, </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an3.70:38.4</text:p>
          </table:table-cell>
          <table:table-cell office:value-type="string" calcext:value-type="string">
            <text:p>Yaṁ jātarūpaṁ haṭakanti vuccati. </text:p>
          </table:table-cell>
          <table:table-cell office:value-type="string" calcext:value-type="string">
            <text:p>natürliches Gold, genannt ‚das Fortgetragene‘ – </text:p>
          </table:table-cell>
          <table:table-cell office:value-type="string" calcext:value-type="string">
            <text:p>or natural gold dug up by marmots—</text:p>
          </table:table-cell>
          <table:table-cell table:number-columns-repeated="2" office:value-type="string" calcext:value-type="string">
            <text:p/>
          </table:table-cell>
          <table:table-cell office:value-type="string" calcext:value-type="string">
            <text:p>Comm says gold dug by ants, which repeats a curious fable well-known in the West from Herodotus. It seems the comms were listening to the same fables that Herodotus was. Modern research suggests that the origin of the fable is the Himalayan marmot, whose leavings are in fact sifted for gold by local tribespeople.</text:p>
          </table:table-cell>
          <table:table-cell office:value-type="string" calcext:value-type="string">
            <text:p>{}&lt;/p&gt;</text:p>
          </table:table-cell>
          <table:table-cell table:number-columns-repeated="2"/>
        </table:table-row>
        <table:table-row table:style-name="ro1">
          <table:table-cell office:value-type="string" calcext:value-type="string">
            <text:p>an3.70:39.1</text:p>
          </table:table-cell>
          <table:table-cell office:value-type="string" calcext:value-type="string">
            <text:p>Aṭṭhaṅgupetassa uposathassa, </text:p>
          </table:table-cell>
          <table:table-cell office:value-type="string" calcext:value-type="string">
            <text:p>all das wiegt nicht den sechzehnten Teil </text:p>
          </table:table-cell>
          <table:table-cell office:value-type="string" calcext:value-type="string">
            <text:p>they’re not worth a sixteenth part </text:p>
          </table:table-cell>
          <table:table-cell table:number-columns-repeated="3" office:value-type="string" calcext:value-type="string">
            <text:p/>
          </table:table-cell>
          <table:table-cell office:value-type="string" calcext:value-type="string">
            <text:p>&lt;p&gt;{}&lt;br&gt;</text:p>
          </table:table-cell>
          <table:table-cell office:value-type="string" calcext:value-type="string">
            <text:p>csp1ed15.216, csp2ed15.216, ms15A3_652, sc39</text:p>
          </table:table-cell>
          <table:table-cell/>
        </table:table-row>
        <table:table-row table:style-name="ro1">
          <table:table-cell office:value-type="string" calcext:value-type="string">
            <text:p>an3.70:39.2</text:p>
          </table:table-cell>
          <table:table-cell office:value-type="string" calcext:value-type="string">
            <text:p>Kalampi te nānubhavanti soḷasiṁ; </text:p>
          </table:table-cell>
          <table:table-cell office:value-type="string" calcext:value-type="string">
            <text:p>des Besinnungstages der acht Faktoren, </text:p>
          </table:table-cell>
          <table:table-cell office:value-type="string" calcext:value-type="string">
            <text:p>of the sabbath with its eight factors, </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an3.70:39.3</text:p>
          </table:table-cell>
          <table:table-cell office:value-type="string" calcext:value-type="string">
            <text:p>Candappabhā tāragaṇā ca sabbe. </text:p>
          </table:table-cell>
          <table:table-cell office:value-type="string" calcext:value-type="string">
            <text:p>so wie das Licht aller Sterne dem Mond nicht gleichkommt. </text:p>
          </table:table-cell>
          <table:table-cell office:value-type="string" calcext:value-type="string">
            <text:p>as starlight cannot rival the moon.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an3.70:40.1</text:p>
          </table:table-cell>
          <table:table-cell office:value-type="string" calcext:value-type="string">
            <text:p>Tasmā hi nārī ca naro ca sīlavā, </text:p>
          </table:table-cell>
          <table:table-cell office:value-type="string" calcext:value-type="string">
            <text:p>Ein sittlicher Mensch, Frau oder Mann, </text:p>
          </table:table-cell>
          <table:table-cell office:value-type="string" calcext:value-type="string">
            <text:p>So an ethical woman or man, </text:p>
          </table:table-cell>
          <table:table-cell table:number-columns-repeated="3" office:value-type="string" calcext:value-type="string">
            <text:p/>
          </table:table-cell>
          <table:table-cell office:value-type="string" calcext:value-type="string">
            <text:p>&lt;p&gt;{}&lt;br&gt;</text:p>
          </table:table-cell>
          <table:table-cell office:value-type="string" calcext:value-type="string">
            <text:p>ms15A3_653, sc40, sya20.277, vri35.245</text:p>
          </table:table-cell>
          <table:table-cell/>
        </table:table-row>
        <table:table-row table:style-name="ro1">
          <table:table-cell office:value-type="string" calcext:value-type="string">
            <text:p>an3.70:40.2</text:p>
          </table:table-cell>
          <table:table-cell office:value-type="string" calcext:value-type="string">
            <text:p>Aṭṭhaṅgupetaṁ upavassuposathaṁ; </text:p>
          </table:table-cell>
          <table:table-cell office:value-type="string" calcext:value-type="string">
            <text:p>der den Besinnungstag der acht Faktoren eingehalten hat, </text:p>
          </table:table-cell>
          <table:table-cell office:value-type="string" calcext:value-type="string">
            <text:p>who has observed the eight-factored sabbath, </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an3.70:40.3</text:p>
          </table:table-cell>
          <table:table-cell office:value-type="string" calcext:value-type="string">
            <text:p>Puññāni katvāna sukhudrayāni, </text:p>
          </table:table-cell>
          <table:table-cell office:value-type="string" calcext:value-type="string">
            <text:p>er wird, wenn er Verdienst mit glücklichem Ausgang geschaffen hat, </text:p>
          </table:table-cell>
          <table:table-cell office:value-type="string" calcext:value-type="string">
            <text:p>having made merit whose outcome is happiness, </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an3.70:40.4</text:p>
          </table:table-cell>
          <table:table-cell office:value-type="string" calcext:value-type="string">
            <text:p>Aninditā saggamupenti ṭhānan”ti. </text:p>
          </table:table-cell>
          <table:table-cell office:value-type="string" calcext:value-type="string">
            <text:p>frei von Tadel, zu einem himmlischen Ort gehen.“ </text:p>
          </table:table-cell>
          <table:table-cell office:value-type="string" calcext:value-type="string">
            <text:p>blameless, they go to a heavenly place.” </text:p>
          </table:table-cell>
          <table:table-cell table:number-columns-repeated="3"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an3.70:40.5</text:p>
          </table:table-cell>
          <table:table-cell office:value-type="string" calcext:value-type="string">
            <text:p>Dasamaṁ.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an3.70:40.6</text:p>
          </table:table-cell>
          <table:table-cell office:value-type="string" calcext:value-type="string">
            <text:p>Mahāvaggo sattamo.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an3.70:41.0</text:p>
          </table:table-cell>
          <table:table-cell office:value-type="string" calcext:value-type="string">
            <text:p>Tassuddānaṁ</text:p>
          </table:table-cell>
          <table:table-cell table:number-columns-repeated="5" office:value-type="string" calcext:value-type="string">
            <text:p/>
          </table:table-cell>
          <table:table-cell office:value-type="string" calcext:value-type="string">
            <text:p>&lt;p class='uddana-intro'&gt;{}&lt;/p&gt;</text:p>
          </table:table-cell>
          <table:table-cell table:number-columns-repeated="2"/>
        </table:table-row>
        <table:table-row table:style-name="ro1">
          <table:table-cell office:value-type="string" calcext:value-type="string">
            <text:p>an3.70:41.1</text:p>
          </table:table-cell>
          <table:table-cell office:value-type="string" calcext:value-type="string">
            <text:p>Titthabhayañca venāgo,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blockquote class='uddanagatha'&gt;&lt;p&gt;{}&lt;br&gt;</text:p>
          </table:table-cell>
          <table:table-cell office:value-type="string" calcext:value-type="string">
            <text:p>ms15A3_657, sc41</text:p>
          </table:table-cell>
          <table:table-cell/>
        </table:table-row>
        <table:table-row table:style-name="ro1">
          <table:table-cell office:value-type="string" calcext:value-type="string">
            <text:p>an3.70:41.2</text:p>
          </table:table-cell>
          <table:table-cell office:value-type="string" calcext:value-type="string">
            <text:p>sarabho kesamuttiyā;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an3.70:41.3</text:p>
          </table:table-cell>
          <table:table-cell office:value-type="string" calcext:value-type="string">
            <text:p>Sāḷho cāpi kathāvatthu, </text:p>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an3.70:41.4</text:p>
          </table:table-cell>
          <table:table-cell office:value-type="string" calcext:value-type="string">
            <text:p>titthiyamūluposathoti. </text:p>
          </table:table-cell>
          <table:table-cell table:number-columns-repeated="5" office:value-type="string" calcext:value-type="string">
            <text:p/>
          </table:table-cell>
          <table:table-cell office:value-type="string" calcext:value-type="string">
            <text:p>{}&lt;/p&gt;&lt;/blockquote&gt;&lt;/article&gt;</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1T18:09:25.916254</meta:creation-date>
    <dc:date>2020-06-21T18:16:00.064027050</dc:date>
    <meta:generator>LibreOffice/6.4.2.2$Linux_X86_64 LibreOffice_project/40$Build-2</meta:generator>
    <meta:editing-cycles>2</meta:editing-cycles>
    <meta:editing-duration>PT6M20S</meta:editing-duration>
    <meta:document-statistic meta:table-count="1" meta:cell-count="1944" meta:object-count="0"/>
  </office:meta>
</office:document-meta>
</file>